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adornments="Normalny"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Palatino Linotype" svg:font-family="'Palatino Linotype'" style:font-adornments="Normal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Standard" style:list-style-name="">
      <style:paragraph-properties style:text-autospace="none"/>
    </style:style>
    <style:style style:name="P4"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
      <style:paragraph-properties style:text-autospace="none"/>
      <style:text-properties fo:color="#008000" style:font-name="Consolas" fo:font-size="9.5pt" style:font-name-asian="Consolas" style:font-size-asian="9.5pt" style:font-name-complex="Consolas" style:font-size-complex="9.5pt"/>
    </style:style>
    <style:style style:name="P7" style:family="paragraph" style:parent-style-name="Text_20_body" style:list-style-name="L1"/>
    <style:style style:name="P8" style:family="paragraph" style:parent-style-name="Text_20_body">
      <style:text-properties fo:font-style="normal" style:text-underline-style="solid" style:text-underline-width="auto" style:text-underline-color="font-color" style:font-style-asian="normal" style:font-style-complex="normal"/>
    </style:style>
    <style:style style:name="P9"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list-style-name="L2">
      <style:text-properties fo:font-style="normal" style:text-underline-style="none" style:font-style-asian="normal" style:font-style-complex="normal"/>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color="#000000" style:font-name="Consolas" fo:font-size="9.5pt" style:font-name-asian="Consolas" style:font-size-asian="9.5pt" style:font-name-complex="Consolas" style:font-size-complex="9.5pt"/>
    </style:style>
    <style:style style:name="P15"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color="#000000" style:font-name="Consolas" fo:font-size="9.5pt" style:font-name-asian="Consolas" style:font-size-asian="9.5pt" style:font-name-complex="Consolas" style:font-size-complex="9.5pt"/>
    </style:style>
    <style:style style:name="T12" style:family="text">
      <style:text-properties fo:color="#000000" style:text-position="0% 100%" style:font-name="Consolas" fo:font-size="9.5pt" style:font-name-asian="Consolas" style:font-size-asian="9.5pt" style:font-name-complex="Consolas" style:font-size-complex="9.5pt"/>
    </style:style>
    <style:style style:name="T13" style:family="text">
      <style:text-properties fo:color="#2b91af" style:font-name="Consolas" fo:font-size="9.5pt" style:font-name-asian="Consolas" style:font-size-asian="9.5pt" style:font-name-complex="Consolas" style:font-size-complex="9.5pt"/>
    </style:style>
    <style:style style:name="T14" style:family="text">
      <style:text-properties fo:color="#2b91af" style:text-position="0% 100%" style:font-name="Consolas" fo:font-size="9.5pt" style:font-name-asian="Consolas" style:font-size-asian="9.5pt" style:font-name-complex="Consolas" style:font-size-complex="9.5pt"/>
    </style:style>
    <style:style style:name="T15" style:family="text">
      <style:text-properties fo:color="#0000ff" style:font-name="Consolas" fo:font-size="9.5pt" style:font-name-asian="Consolas" style:font-size-asian="9.5pt" style:font-name-complex="Consolas" style:font-size-complex="9.5pt"/>
    </style:style>
    <style:style style:name="T16" style:family="text">
      <style:text-properties fo:color="#a31515" style:font-name="Consolas" fo:font-size="9.5pt" style:font-name-asian="Consolas" style:font-size-asian="9.5pt" style:font-name-complex="Consolas" style:font-size-complex="9.5pt"/>
    </style:style>
    <style:style style:name="T17" style:family="text">
      <style:text-properties style:text-position="sub 58%"/>
    </style:style>
    <style:style style:name="T18" style:family="text">
      <style:text-properties style:text-position="0% 100%"/>
    </style:style>
    <style:style style:name="T19" style:family="text">
      <style:text-properties style:text-position="0% 100%" style:font-name="Palatino Linotype1"/>
    </style:style>
    <style:style style:name="T20" style:family="text">
      <style:text-properties style:text-position="0% 100%" fo:font-weight="bold" style:font-weight-asian="bold" style:font-weight-complex="bold"/>
    </style:style>
    <style:style style:name="T21" style:family="text">
      <style:text-properties style:text-position="0% 100%" fo:font-style="italic" style:font-style-asian="italic" style:font-style-complex="italic"/>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2. Opis techniczny prototypu</text:p>
      <text:p text:style-name="P1">Gra RTS w ogólności jest bardzo złożonym projektem informatycznym. Napisanie nawet jej uproszczonego prototypu było skomplikowanym zadaniem. Wymagało dogłębnego przeanalizowania wszystkich koniecznych funkcjonalności oraz zaprojektowania zależności między klasami i obiektami od podstaw. Zaprogramowany prototyp można zatem podzielić na kilka sporych, choć różniących się wielkościami podsystemów (w nawiasie podana została nazwa jednej lub kilku najważniejszych klas z danego podsystemu — wyróżniających ten podsystem):</text:p>
      <text:list xml:id="list4513741101551077176" text:style-name="L1">
        <text:list-item>
          <text:p text:style-name="P7">Obiekty globalne (<text:span text:style-name="T1">Globals</text:span>),</text:p>
        </text:list-item>
        <text:list-item>
          <text:p text:style-name="P7">Mapa (<text:span text:style-name="T1">Map</text:span>),</text:p>
        </text:list-item>
        <text:list-item>
          <text:p text:style-name="P7">Elementy mapy (<text:span text:style-name="T1">MapElement, Unit, Building, Resource</text:span>),</text:p>
          <text:list>
            <text:list-item>
              <text:p text:style-name="P7">Ataki (<text:span text:style-name="T1">Attack</text:span>),</text:p>
            </text:list-item>
            <text:list-item>
              <text:p text:style-name="P7">Rozkazy (<text:span text:style-name="T1">Order</text:span>),</text:p>
              <text:list>
                <text:list-item>
                  <text:p text:style-name="P7">Akcje rozkazów (<text:span text:style-name="T1">OrderAction</text:span>),</text:p>
                </text:list-item>
                <text:list-item>
                  <text:p text:style-name="P7">Produkty (<text:span text:style-name="T1">Product</text:span>),</text:p>
                </text:list-item>
              </text:list>
            </text:list-item>
            <text:list-item>
              <text:p text:style-name="P7">Statystyki (<text:span text:style-name="T1">Stat</text:span><text:span text:style-name="T5">),</text:span></text:p>
            </text:list-item>
          </text:list>
        </text:list-item>
        <text:list-item>
          <text:p text:style-name="P7"><text:span text:style-name="T5">Mgła Wojny (</text:span><text:span text:style-name="T1">VisibilityTable</text:span><text:span text:style-name="T5">, </text:span><text:span text:style-name="T1">VisualFog</text:span><text:span text:style-name="T5">),</text:span></text:p>
        </text:list-item>
        <text:list-item>
          <text:p text:style-name="P7"><text:span text:style-name="T5">Poszukiwanie ścieżek (</text:span><text:span text:style-name="T1">AstarPathfinder</text:span><text:span text:style-name="T5">),</text:span></text:p>
        </text:list-item>
        <text:list-item>
          <text:p text:style-name="P7"><text:span text:style-name="T5">Sterowanie (</text:span><text:span text:style-name="T1">InputController</text:span><text:span text:style-name="T5">),</text:span></text:p>
        </text:list-item>
        <text:list-item>
          <text:p text:style-name="P7"><text:span text:style-name="T5">Sztuczna Inteligencja (</text:span><text:span text:style-name="T1">AIBrain</text:span><text:span text:style-name="T5">),</text:span></text:p>
          <text:list>
            <text:list-item>
              <text:p text:style-name="P7"><text:span text:style-name="T5">Agenci (</text:span><text:span text:style-name="T1">Agent</text:span><text:span text:style-name="T5">),</text:span></text:p>
              <text:list>
                <text:list-item>
                  <text:p text:style-name="P7"><text:span text:style-name="T5">Cele (</text:span><text:span text:style-name="T1">Goal</text:span><text:span text:style-name="T5">),</text:span></text:p>
                </text:list-item>
              </text:list>
            </text:list-item>
            <text:list-item>
              <text:p text:style-name="P7"><text:span text:style-name="T5">Regiony (</text:span><text:span text:style-name="T1">Region</text:span><text:span text:style-name="T5">),</text:span></text:p>
            </text:list-item>
          </text:list>
        </text:list-item>
        <text:list-item>
          <text:p text:style-name="P7"><text:span text:style-name="T5">GUI (</text:span><text:span text:style-name="T1">CanvasScript</text:span><text:span text:style-name="T5">).</text:span></text:p>
        </text:list-item>
        <text:list-item>
          <text:p text:style-name="P7"><text:span text:style-name="T5">Narzędzia (folder </text:span><text:span text:style-name="T1">Utils</text:span><text:span text:style-name="T5"> – brak konkretnej klasy wyróżniającej)</text:span></text:p>
        </text:list-item>
      </text:list>
      <text:p text:style-name="P8"><text:soft-page-break/>2.1 Opis najważniejszych elementów biblioteki Unity3D</text:p>
      <text:p text:style-name="P10">Prototyp stworzony został przy pomocy silnika Unity3D, co wiązało się z niejednokrotnym korzystaniem z jego API w programie. Aby więc móc zrozumieć kod prototypu, trzeba wpierw rozumieć działanie Unity3D.</text:p>
      <text:p text:style-name="P10">Unity3D w wygodny sposób zarządza tworzoną grą. Silnik oddaje nam do dyspozycji <text:s/>edytor, w którym programista może zarządzać tzw. sceną gry. Scena jest kontenerem na obecnie znajdujące się w grze obiekty. Tylko jedna scena naraz może być wczytana.</text:p>
      <text:p text:style-name="P10">Należy podkreślić rozróżnienie dwóch podobnych pojęć: obiektu oraz obiektu gry. Za każdym razem gdy poniżej napisane jest „obiekt”, oznacza to instancję klasy C#. Natomiast „obiekt gry” wyjaśniony jest w następnym akapicie.</text:p>
      <text:p text:style-name="Text_20_body"><text:span text:style-name="T5">W najczystszej postaci obiekt gry jest punktem materialnym z niewielką funkcjonalnością. Może on zostać stworzony (do czego służy funkcja </text:span><text:span text:style-name="T1">GameObject.Instantiate()</text:span><text:span text:style-name="T5">), zniszczony (</text:span><text:span text:style-name="T1">GameObject.Destroy()</text:span><text:span text:style-name="T5">), a do tego posiada aktualną transformację (obiekt klasy </text:span><text:span text:style-name="T1">Transform</text:span><text:span text:style-name="T5">): translację, rotację i skalę przedstawione w panelu </text:span><text:span text:style-name="T1">Inspector</text:span><text:span text:style-name="T5"> jako trójwymiarowe wektory. Dla rotacji pokazane są jej kąty Eulera (i to nimi można zarządzać z poziomu edytora), ale Unity3D przechowuje ją w postaci kwaternionu. Oprócz tego obiekty gry mogą zostać ułożone wobec siebie w relacji rodzic-dziecko (o czym informację również trzyma </text:span><text:span text:style-name="T1">Transform</text:span><text:span text:style-name="T5">) — co sprawia, że transformacja rodzica staje się bazą dla dziecka. W ten sposób można tworzyć całe hierarchie obiektów gry, których strukturę pokazuje panel </text:span><text:span text:style-name="T1">Hierarchy</text:span><text:span text:style-name="T5">. Dla tych obiektów gry Unity3D automatycznie zarządza pętlą gry, jednak aby miało to znaczenie, należy rozszerzyć im funkcjonalność.</text:span></text:p>
      <text:p text:style-name="Text_20_body"><text:span text:style-name="T5">Funkcjonalność obiektów gry rozszerza się za pomocą komponentów (obiekt klasy </text:span><text:span text:style-name="T1">Component</text:span><text:span text:style-name="T5">). Mają one bardzo różnorodne zastosowania — służą między innymi do: przypisania siatki do obiektu gry, nałożenia na nią materiału i tekstury, detekcji kolizji, symulowania fizyki bryły sztywnej, rzucania światła, pełnienia funkcji kamery, odtwarzania lub nasłuchiwania dźwięków, emitowania efektów cząsteczkowych, wykonywania własnej obsługi obiektu gry w postaci skryptu. Dla każdej funkcji istnieje osobny komponent. Wszystkie przypisane do obiektu gry komponenty wyświetlają się w panelu </text:span><text:span text:style-name="T1">Inspector</text:span><text:span text:style-name="T5">, poniżej części </text:span><text:span text:style-name="T1">Transform</text:span><text:span text:style-name="T5"> (</text:span><text:span text:style-name="T6">notabene</text:span><text:span text:style-name="T5">: </text:span><text:span text:style-name="T1">Transform</text:span><text:span text:style-name="T5"> również jest komponentem, </text:span><text:soft-page-break/><text:span text:style-name="T5">jednak wpisanym w każdy obiekt gry na stałe). Tam to możliwa jest konfiguracja komponentów. Najważniejszym i najbardziej wykorzystywanym przez prototyp </text:span><text:span text:style-name="T7">MechWars</text:span><text:span text:style-name="T5"> komponentem jest skrypt C#.</text:span></text:p>
      <text:p text:style-name="Text_20_body"><text:span text:style-name="T5">Skrypty pozwalają w nieograniczony sposób modyfikować zachowanie obiektu gry. By to było możliwe muszą one spełniać pewną konwencję. Każdy skrypt jest klasą dziedziczącą po klasie </text:span><text:span text:style-name="T1">MonoBehaviour</text:span><text:span text:style-name="T5">. Może być klasą abstrakcyjną, lecz wtedy nie da się go przypisać do obiektu gry, ponieważ komponenty-skrypty są instancjami klas tych skryptów. Unity3D tworząc obiekt gry woła bezparametrowe konstruktory we wszystkich przypisanych do niego skryptach, by utworzyć ich komponenty.</text:span></text:p>
      <text:p text:style-name="Text_20_body"><text:span text:style-name="T5">Publiczne pola skryptu są rozpoznawane przez edytor — dla każdego z nich w panelu </text:span><text:span text:style-name="T1">Inspector</text:span><text:span text:style-name="T5"> Unity3D tworzy odpowiednie elementy interfejsu użytkownika, pozwalające edytować wartości tych pól (nawet w trakcie działania gry). Oprócz tego istnieje kilka nazw metod, które API rozpoznaje w skrypcie. Nie są to metody wirtualne; Unity3D dostaje się do nich za pomocą refleksji. W związku z tym najczęściej tworzy się te metody w skrypcie jako prywatne. Najważniejszymi trzema metodami są: </text:span><text:span text:style-name="T1">Start()</text:span><text:span text:style-name="T5"> (wołana raz na początku życia obiektu gry), </text:span><text:span text:style-name="T1">Update()</text:span><text:span text:style-name="T5"> (wołana dla każdego obiektu gry raz na cykl aktualizacji pętli gry) oraz </text:span><text:span text:style-name="T1">OnDestroy()</text:span><text:span text:style-name="T5"> (wołana tuż przed zniszczeniem obiektu gry). W tych metodach (zwłaszcza </text:span><text:span text:style-name="T1">Update()</text:span><text:span text:style-name="T5">) znajduje się większa część kodu obsługującego obiekt gry. Za pomocą panelu konfiguracyjnego </text:span><text:span text:style-name="T1">Script Execution Order</text:span><text:span text:style-name="T5"> w edytorze można wymusić kolejność, w jakiej uruchamiane są powyższe metody na różnych klasach (np. </text:span><text:span text:style-name="T1">Start()</text:span><text:span text:style-name="T5"> klasy A zostanie zawołany wcześniej, niż </text:span><text:span text:style-name="T1">Start()</text:span><text:span text:style-name="T5"> klasy B).</text:span></text:p>
      <text:p text:style-name="Text_20_body"><text:span text:style-name="T5">Wewnątrz metod skryptu można uzyskać dostęp m.in. do: kroku czasowego obecnego cyklu (</text:span><text:span text:style-name="T1">Time.deltaTime</text:span><text:span text:style-name="T5">), obiektu reprezentującego obiekt gry (</text:span><text:span text:style-name="T1">this.gameObject</text:span><text:span text:style-name="T5">), obiektu jego transformacji (</text:span><text:span text:style-name="T1">this.transform</text:span><text:span text:style-name="T5">), innych komponentów znajdujących się na tym obiekcie gry (</text:span><text:span text:style-name="T1">this.GetComponent&lt;T&gt;()</text:span><text:span text:style-name="T5">). Można również w wypadku nieprawidłowego przebiegu kodu bezpiecznie rzucać wyjątki — Unity3D łapie je i wyświetla w konsoli nie przerywając działania gry.</text:span></text:p>
      <text:p text:style-name="Text_20_body"><text:span text:style-name="T5">Ostatnią kwestią do poruszenia w związku z Unity3D są tzw. prefaby. Prefab jest zapisanym w projekcie Unity3D obiektem gry — skopiowanym wprost ze sceny (ang. </text:span><text:soft-page-break/><text:span text:style-name="T1">prefabricated</text:span><text:span text:style-name="T5">). Prefab zawiera wszystkie informacje (położenie, hierarchia, komponenty i wartości ich parametrów), jakie zawierał obiekt gry w momencie jego zapisywania. Funkcjonalność ta daje rozległe możliwości. Podstawowym przypadkiem użycia prefabu jest stworzenie szablonu do obiektu gry, który może być potem powielany na scenie. Można jednak wykorzystać je również do zapisania parametrów konfigurujących różne aspekty gry. Wiedząc, że Unity3D tworzy pole interfejsu w panelu Inspector dla każdego publicznego pola w skrypcie, można stworzyć publiczne pole typu </text:span><text:span text:style-name="T1">GameObject</text:span><text:span text:style-name="T5"> — a następnie za pomocą drag&amp;drop przypisać mu w interfejsie obiekt gry. Ów obiekt gry może być również prefabem, który z kolei może mieć własny skrypt z publicznymi polami wypełnionymi danymi, albo nawet przypisanymi jeszcze innymi obiektami gry (lub prefabami). Możliwości takiego zagnieżdżenia są nieograniczone. Sposób ten jest kompleksowo wykorzystywany w prototypie m.in. przy konfiguracji drzewka technologicznego oraz akcji rozkazów.</text:span></text:p>
      <text:p text:style-name="P8"/>
      <text:p text:style-name="P8">2.2 Obiekty globalne</text:p>
      <text:p text:style-name="P11">Moduł ten składa się z klas ogólnego zastosowania, których obiekty w większości przypadków istnieją w tylko jednej kopii, lub nawet nie — w przypadku klas statycznych. Można tu wydzielić 5 kategorii:</text:p>
      <text:list xml:id="list5495628498872287968" text:style-name="L2">
        <text:list-item>
          <text:p text:style-name="P12">Singleton <text:span text:style-name="T1">Globals</text:span>,</text:p>
        </text:list-item>
        <text:list-item>
          <text:p text:style-name="P12">Obiekty gracza i armii,</text:p>
        </text:list-item>
        <text:list-item>
          <text:p text:style-name="P12">Obiekty środowiska,</text:p>
        </text:list-item>
        <text:list-item>
          <text:p text:style-name="P12">Obiekty konfiguracyjne,</text:p>
        </text:list-item>
        <text:list-item>
          <text:p text:style-name="P12">Klasy ze stałymi.</text:p>
        </text:list-item>
      </text:list>
      <text:p text:style-name="P11"/>
      <text:p text:style-name="P8">2.2.1 Singleton <text:span text:style-name="T1">Globals</text:span></text:p>
      <text:p text:style-name="P11"><text:span text:style-name="T1">Globals</text:span> jest jedną z ważniejszych klas w projekcie. Klasa dziedziczy po <text:span text:style-name="T1">MonoBehaviour</text:span>, by można było jej skrypt umieścić na obiekcie gry — dzięki temu Unity3D automatycznie <text:soft-page-break/>utworzy obiekt <text:span text:style-name="T1">Globals</text:span>. W grze może istnieć tylko jedna instancja tego skryptu (jako konwencja — nie jest to wymuszone). <text:span text:style-name="T1">Globals</text:span> luźno korzysta ze wzorca singleton: posiada statyczną właściwość <text:span text:style-name="T1">Instance</text:span> zwracającą obiekt tej klasy. Właściwość ta co prawda nie konstruuje obiektu, lecz za pierwszym do niej odwołaniem wyszukuje go na scenie i zapisuje do prywatnego pola statycznego. Dzięki temu mechanizmowi dostęp do obiektu <text:span text:style-name="T1">Globals</text:span> jest zapewniony z dowolnego miejsca w kodzie.</text:p>
      <text:p text:style-name="P11">Dostęp ten jest istotny, ponieważ na obiekcie <text:span text:style-name="T1">Globals</text:span> znajduje się kilka publicznych pól z parametrami (możliwymi do ustawienia w Inspectorze), a na klasie — duża liczba statycznych właściwości do pobierania innych komponentów-skryptów z obiektu gry <text:span text:style-name="T1">Globals</text:span>. Są to m.in. takie skrypty jak: <text:span text:style-name="T1">MapSettings</text:span>, <text:span text:style-name="T1">Map</text:span>, <text:span text:style-name="T1">Textures</text:span>, <text:span text:style-name="T1">Prefabs</text:span>, <text:span text:style-name="T1">WallNeighbourhoodDictionary</text:span>. Można się też dostać do instancji <text:span text:style-name="T1">ShapeDatabase</text:span> i <text:span text:style-name="T1">LOSShapeDatabase</text:span> — które nie są skryptami Unity3D, ale istnieją na obiekcie <text:span text:style-name="T1">Globals</text:span>.</text:p>
      <text:p text:style-name="P11">Klasa <text:span text:style-name="T1">Globals</text:span> ułatwia dostęp do obiektów <text:span text:style-name="T1">Spectator</text:span> oraz — jeśli <text:s/><text:span text:style-name="T1">Spectator</text:span> ma je przypisane — <text:span text:style-name="T1">Player</text:span> oraz <text:span text:style-name="T1">Army</text:span>. Udostępnia także listę armii biorących udział w rozgrywce. Posiada właściwości do pobrania obiektu gry posiadającego główną kamerę i skrypt <text:span text:style-name="T1">GLRenderer</text:span> (do którego delegowane są zadania renderowania linii — wykorzystane w wizualizacji zaznaczonych jednostek i <text:span text:style-name="T1">HoverBoxa</text:span>).</text:p>
      <text:p text:style-name="P11">Wreszcie, <text:span text:style-name="T1">Globals</text:span> posiada metody <text:span text:style-name="T1">Start()</text:span> oraz <text:span text:style-name="T1">OnDestroy()</text:span> — przede wszystkim do obsługi informacji o tym, czy obiekt gry <text:span text:style-name="T1">Globals</text:span> w danej chwili istnieje (statyczna właściwość <text:span text:style-name="T1">Destroyed</text:span>). Wewnątrz Start() znajduje się też kilka instrukcji związanych z debugowaniem (m.in. utworzenie pliku będącego logiem wiadomości przesyłanych między agentami AI).</text:p>
      <text:p text:style-name="P11">Należy zaznaczyć, że sporo komponentów obiektu gry <text:span text:style-name="T1">Globals</text:span> nie należy do podsystemu obiektów globalnych, gdyż mają pewne wyspecjalizowane funkcje.</text:p>
      <text:p text:style-name="P11"/>
      <text:p text:style-name="P8">2.2.2 Obiekty gracza i armii</text:p>
      <text:p text:style-name="P8"><text:span text:style-name="T9">W skład tej kategorii wchodzą 3 klasy: </text:span><text:span text:style-name="T2">Spectator</text:span><text:span text:style-name="T9">, </text:span><text:span text:style-name="T2">Player</text:span><text:span text:style-name="T9"> oraz </text:span><text:span text:style-name="T2">Army</text:span><text:span text:style-name="T9">. Obiekt klasy </text:span><text:span text:style-name="T2">Spectator</text:span><text:span text:style-name="T9"> istnieje tylko w pojedynczym egzemplarzu, podczas gdy obiektów </text:span><text:span text:style-name="T2">Player</text:span><text:span text:style-name="T9"> i </text:span><text:span text:style-name="T2">Army</text:span><text:span text:style-name="T9"> może być kilka — obecnie jednak prototyp jest zaprogramowany na pracę z maksymalnie dwoma. </text:span><text:soft-page-break/><text:span text:style-name="T9">Każda z tych klas dziedziczy po </text:span><text:span text:style-name="T2">MonoBehaviour</text:span><text:span text:style-name="T9"> — skrypty będące ich instancjami są przypisane do obiektów gry odpowiedzialnych za armie, graczy oraz „widza” (</text:span><text:span text:style-name="T2">Spectator</text:span><text:span text:style-name="T9">).</text:span></text:p>
      <text:p text:style-name="P8"><text:span text:style-name="T9">Obiekt </text:span><text:span text:style-name="T2">Army</text:span><text:span text:style-name="T9"> reprezentuje armię (stronę konfliktu w rozgrywce) i zawiera wszystkie niezbędne informacje z nią związane: zbiór jej jednostek, zbiór jej budynków, obiekt </text:span><text:span text:style-name="T2">TechnologyController</text:span><text:span text:style-name="T9"> (zarządzający rozwojem jej technologii), liczbę aktualnie posiadanych zasobów, obiekt </text:span><text:span text:style-name="T2">VisibilityTable</text:span><text:span text:style-name="T9"> (gromadzący dane o widzialności pól mapy), 3 obiekty </text:span><text:span text:style-name="T2">QuadTree</text:span><text:span text:style-name="T9"> przetrzymujące widoczne na mapie zasoby, własne elementy mapy i wrogie elementy mapy. Oprócz tego znajduje się tu kilka mniej istotnych pól związanych z konfiguracją GUI oraz zdarzenia </text:span><text:span text:style-name="T2">OnVisibleMapElementCreated</text:span><text:span text:style-name="T9"> i </text:span><text:span text:style-name="T2">OnVisibleMapElementDied</text:span><text:span text:style-name="T9">, których nasłuchuje obiekt klasy </text:span><text:span text:style-name="T2">KnowledgeAgent</text:span><text:span text:style-name="T9"> (agent AI gromadzący wiedzę na temat obecnej sytuacji w grze). Jedyne publiczne metody tej klasy: </text:span><text:span text:style-name="T2">AddMapElement()</text:span><text:span text:style-name="T9"> oraz </text:span><text:span text:style-name="T2">RemoveMapElement()</text:span><text:span text:style-name="T9"> pozwalają na zarządzanie zbiorami jednostek i budynków. W prototypie są umieszczone 2 obiekty gry posiadające skrypt </text:span><text:span text:style-name="T2">Army</text:span><text:span text:style-name="T9"> — dwie przeciwne sobie strony konfliktu.</text:span></text:p>
      <text:p text:style-name="P8"><text:span text:style-name="T9">Obiekt </text:span><text:span text:style-name="T2">Player</text:span><text:span text:style-name="T9"> reprezentuje gracza w prototypie. Mowa tu o graczu w podejściu ogólnym — zarówno sterowanego przez człowieka, jak i przez sztuczną inteligencję. Klasa </text:span><text:span text:style-name="T2">Player</text:span><text:span text:style-name="T9"> jest bardzo niewielka — jej jedyną składową jest publiczne pole </text:span><text:span text:style-name="T2">Army</text:span><text:span text:style-name="T9">. W ten sposób armia może zostać poprzez </text:span><text:span text:style-name="T2">Inspector</text:span><text:span text:style-name="T9"> przypisana do gracza — w efekcie staje się ona </text:span><text:span text:style-name="T2">jego</text:span><text:span text:style-name="T9"> armią.</text:span></text:p>
      <text:p text:style-name="P8"><text:span text:style-name="T9">Na podobnej zasadzie dzięki kompozycji obiekt </text:span><text:span text:style-name="T2">Player</text:span><text:span text:style-name="T9"> przypisany jest do sterowania. </text:span><text:span text:style-name="T2">Spectator</text:span><text:span text:style-name="T9"> — „widz” — jest jednym z obiektów, które mogą sterować graczem. Klasa </text:span><text:span text:style-name="T2">Spectator</text:span><text:span text:style-name="T9"> jest również prosta (choć nie tak prosta jak </text:span><text:span text:style-name="T2">Player</text:span><text:span text:style-name="T9">). Posiada publiczne pole typu </text:span><text:span text:style-name="T2">Player</text:span><text:span text:style-name="T9">, oraz publiczną właściwość </text:span><text:span text:style-name="T2">InputController</text:span><text:span text:style-name="T9"> — jej obiekt wykonuje niemal wszystkie zadania potrzebne do sterowania graczem i armią. W metodzie </text:span><text:span text:style-name="T2">Start()</text:span><text:span text:style-name="T9"> </text:span><text:span text:style-name="T2">Spectator</text:span><text:span text:style-name="T9"> <text:s/>ustawia widzialność armii, do której jest przypisany (jeśli jest), a w metodzie Update() wywołuje metodę </text:span><text:span text:style-name="T2">InputController.Update()</text:span><text:span text:style-name="T9"> (ponieważ </text:span><text:span text:style-name="T2">InputController</text:span><text:span text:style-name="T9"> nie jest skryptem, więc Unity3D samo nie wywoła aktualizacji). Należy podkreślić, że </text:span><text:span text:style-name="T2">Spectator</text:span><text:span text:style-name="T9"> nie musi mieć wcale przypisanego gracza i wciąż będzie zapewniał ograniczone sterowanie grą. W tym trybie <text:s/>wciąż można obsługiwać kamerę, obserwować poczynania armii (o ile zaznaczymy ustawienie w </text:span><text:span text:style-name="T2">Inspectorze</text:span><text:span text:style-name="T9"> </text:span><text:span text:style-name="T2">Army</text:span><text:span text:style-name="T9"> by była ona widzialna), zaznaczać jej jednostki i podglądać </text:span><text:soft-page-break/><text:span text:style-name="T9">ich status. Nie można natomiast wydawać żadnych rozkazów — a zatem wpływać na poczynania którejkolwiek z armii.</text:span></text:p>
      <text:p text:style-name="P8">2.2.3 Obiekty środowiska</text:p>
      <text:p text:style-name="P11">Docelowo w tej kategorii miało się znaleźć więcej klas — jednak jest tu tylko jedna: <text:span text:style-name="T1">DayAndNight</text:span>. <text:span text:style-name="T10">[część Natalii]</text:span></text:p>
      <text:p text:style-name="P11"><text:span text:style-name="T10"/></text:p>
      <text:p text:style-name="P9">2.2.4 Obiekty konfiguracyjne</text:p>
      <text:p text:style-name="P13">W tej kategorii mieszczą się dwie klasy mające tylko po jednej instancji — skrypty <text:span text:style-name="T1">MonoBehaviour</text:span> przypisane do obiektu gry <text:span text:style-name="T1">Globals</text:span>.</text:p>
      <text:p text:style-name="P13"><draw:frame draw:style-name="fr1" draw:name="Ramka1" text:anchor-type="paragraph" svg:x="0.183cm" svg:y="1.048cm" svg:width="16.635cm" draw:z-index="0"><draw:text-box fo:min-height="1.3cm"><text:p text:style-name="Standard"><text:span text:style-name="T11">[</text:span><text:span text:style-name="T13">PrefabType</text:span><text:span text:style-name="T11">(</text:span><text:span text:style-name="T13">PrefabType</text:span><text:span text:style-name="T11">.Other)]</text:span></text:p><text:p text:style-name="P3"><text:span text:style-name="T15">public</text:span><text:span text:style-name="T11"> </text:span><text:span text:style-name="T13">GameObject</text:span><text:span text:style-name="T11"> marker;</text:span></text:p><text:p text:style-name="P3"><text:span text:style-name="T11">[</text:span><text:span text:style-name="T13">PrefabType</text:span><text:span text:style-name="T11">(</text:span><text:span text:style-name="T13">PrefabType</text:span><text:span text:style-name="T11">.Other)]</text:span></text:p><text:p text:style-name="P3"><text:span text:style-name="T15">public</text:span><text:span text:style-name="T11"> </text:span><text:span text:style-name="T13">GameObject</text:span><text:span text:style-name="T11"> constructionRange;</text:span></text:p><text:p text:style-name="P3"><text:span text:style-name="T11">[</text:span><text:span text:style-name="T13">PrefabType</text:span><text:span text:style-name="T11">(</text:span><text:span text:style-name="T13">PrefabType</text:span><text:span text:style-name="T11">.Resource)]</text:span></text:p><text:p text:style-name="P3"><text:span text:style-name="T15">public</text:span><text:span text:style-name="T11"> </text:span><text:span text:style-name="T13">GameObject</text:span><text:span text:style-name="T11"> resource1;</text:span></text:p><text:p text:style-name="P3"><text:span text:style-name="T11">[</text:span><text:span text:style-name="T13">PrefabType</text:span><text:span text:style-name="T11">(</text:span><text:span text:style-name="T13">PrefabType</text:span><text:span text:style-name="T11">.Resource)]</text:span></text:p><text:p text:style-name="P3"><text:span text:style-name="T15">public</text:span><text:span text:style-name="T11"> </text:span><text:span text:style-name="T13">GameObject</text:span><text:span text:style-name="T11"> resource2;</text:span></text:p><text:p text:style-name="P4"/><text:p text:style-name="P3"><text:span text:style-name="T15">public</text:span><text:span text:style-name="T11"> </text:span><text:span text:style-name="T13">List</text:span><text:span text:style-name="T11">&lt;</text:span><text:span text:style-name="T13">GameObject</text:span><text:span text:style-name="T11">&gt; GetPrefabByType(</text:span><text:span text:style-name="T13">PrefabType</text:span><text:span text:style-name="T11"> prefabType)</text:span></text:p><text:p text:style-name="P4">{</text:p><text:p text:style-name="P3"><text:span text:style-name="T11"><text:s text:c="4"/></text:span><text:span text:style-name="T15">var</text:span><text:span text:style-name="T11"> fields = </text:span><text:span text:style-name="T15">typeof</text:span><text:span text:style-name="T11">(</text:span><text:span text:style-name="T13">Prefabs</text:span><text:span text:style-name="T11">).GetFields(</text:span><text:span text:style-name="T13">BindingFlags</text:span><text:span text:style-name="T11">.Public | </text:span><text:span text:style-name="T13">BindingFlags</text:span><text:span text:style-name="T11">.Instance);</text:span></text:p><text:p text:style-name="P3"><text:span text:style-name="T11"><text:s text:c="4"/></text:span><text:span text:style-name="T15">return</text:span></text:p><text:p text:style-name="P3"><text:span text:style-name="T11"><text:s text:c="8"/>(</text:span><text:span text:style-name="T15">from</text:span><text:span text:style-name="T11"> f </text:span><text:span text:style-name="T15">in</text:span><text:span text:style-name="T11"> fields</text:span></text:p><text:p text:style-name="P3"><text:span text:style-name="T11"><text:s text:c="9"/></text:span><text:span text:style-name="T15">let</text:span><text:span text:style-name="T11"> attrs = f.GetCustomAttributes(</text:span><text:span text:style-name="T15">typeof</text:span><text:span text:style-name="T11">(</text:span><text:span text:style-name="T13">PrefabTypeAttribute</text:span><text:span text:style-name="T11">), </text:span><text:span text:style-name="T15">false</text:span><text:span text:style-name="T11">)</text:span></text:p><text:p text:style-name="P3"><text:span text:style-name="T11"><text:s text:c="9"/></text:span><text:span text:style-name="T15">where</text:span><text:span text:style-name="T11"> attrs.Count() &gt; 0</text:span></text:p><text:p text:style-name="P3"><text:span text:style-name="T11"><text:s text:c="9"/></text:span><text:span text:style-name="T15">where</text:span><text:span text:style-name="T11"> (attrs.First() </text:span><text:span text:style-name="T15">as</text:span><text:span text:style-name="T11"> </text:span><text:span text:style-name="T13">PrefabTypeAttribute</text:span><text:span text:style-name="T11">).PrefabType == prefabType</text:span></text:p><text:p text:style-name="P3"><text:span text:style-name="T11"><text:s text:c="9"/></text:span><text:span text:style-name="T15">let</text:span><text:span text:style-name="T11"> v = f.GetValue(</text:span><text:span text:style-name="T15">this</text:span><text:span text:style-name="T11">)</text:span></text:p><text:p text:style-name="P3"><text:span text:style-name="T11"><text:s text:c="9"/></text:span><text:span text:style-name="T15">where</text:span><text:span text:style-name="T11"> v != </text:span><text:span text:style-name="T15">null</text:span></text:p><text:p text:style-name="P3"><text:span text:style-name="T11"><text:s text:c="9"/></text:span><text:span text:style-name="T15">select</text:span><text:span text:style-name="T11"> v </text:span><text:span text:style-name="T15">as</text:span><text:span text:style-name="T11"> </text:span><text:span text:style-name="T13">GameObject</text:span><text:span text:style-name="T11">).ToList();</text:span></text:p><text:p text:style-name="P4">}</text:p><text:p text:style-name="P4"/><text:p text:style-name="P6">// ===========================================================================</text:p><text:p text:style-name="P4"/><text:p text:style-name="P3"><text:span text:style-name="T15">public enum</text:span><text:span text:style-name="T11"> </text:span><text:span text:style-name="T13">PrefabType</text:span></text:p><text:p text:style-name="P4">{</text:p><text:p text:style-name="P4"><text:s text:c="4"/>Resource,</text:p><text:p text:style-name="P4"><text:s text:c="4"/>Other</text:p><text:p text:style-name="P4">}</text:p><text:p text:style-name="P4"/><text:p text:style-name="P3"><text:span text:style-name="T15">class</text:span><text:span text:style-name="T11"> </text:span><text:span text:style-name="T13">PrefabTypeAttribute</text:span><text:span text:style-name="T11"> : System.</text:span><text:span text:style-name="T13">Attribute</text:span></text:p><text:p text:style-name="P4">{</text:p><text:p text:style-name="P3"><text:span text:style-name="T11"><text:s text:c="4"/></text:span><text:span text:style-name="T15">public</text:span><text:span text:style-name="T11"> </text:span><text:span text:style-name="T13">PrefabType</text:span><text:span text:style-name="T11"> PrefabType { </text:span><text:span text:style-name="T15">get</text:span><text:span text:style-name="T11">; </text:span><text:span text:style-name="T15">set</text:span><text:span text:style-name="T11">; }</text:span></text:p><text:p text:style-name="P4"/><text:p text:style-name="P3"><text:span text:style-name="T11"><text:s text:c="4"/></text:span><text:span text:style-name="T15">public</text:span><text:span text:style-name="T11"> PrefabTypeAttribute(</text:span><text:span text:style-name="T13">PrefabType</text:span><text:span text:style-name="T11"> prefabType)</text:span></text:p><text:p text:style-name="P4"><text:s text:c="4"/>{</text:p><text:p text:style-name="P4"><text:s text:c="8"/>PrefabType = prefabType;</text:p><text:p text:style-name="P4"><text:s text:c="4"/>}</text:p><text:p text:style-name="P3"><text:span text:style-name="T11">}</text:span></text:p></draw:text-box><svg:title>daads</svg:title></draw:frame>Klasa <text:span text:style-name="T1">Prefabs</text:span> zawiera publiczne pola typu <text:span text:style-name="T1">GameObject</text:span>, do których przypisane są prefaby <text:soft-page-break/>do instancjonowania na scenie (zasoby, marker do minimapy oraz zasięg budowania). Dodatkowo na te pola nałożony został atrybut <text:span text:style-name="T1">PrefabTypeAttribute</text:span>. Pozwala on metodzie <text:span text:style-name="T1">GetPrefabByType()</text:span> zwrócić listę prefabów o danym typie. Przy 4 prefabach nie ma to dużego sensu, choć pierwotnie w klasie tej miało się ich znaleźć znacznie więcej. Mechanizm został więc skonstruowany przyszłościowo.Metoda najpierw refleksją pobiera wszystkie publiczne niestatyczne pola klasy. Następnie za pomocą LINQ wyciąga ich atrybuty <text:span text:style-name="T1">PrefabTypeAttribute</text:span> i filtruje pola usuwając z nich te, które nie posiadają atrybutu z typem prefaba podanym jako argument do metody. Ostatecznie pobiera wartości tych pól i zwraca ich listę. Dzięki tej liście można pobrać losowy prefab danego typu — np. losowy zasób. Wykorzystywane jest to w momencie gdy niszczona jest jednostka lub budynek i zamieniane są one na zasoby.</text:p>
      <text:p text:style-name="P13">Drugą klasą o charakterze konfiguracyjnym jest Textures. Znajdują się na niej jedynie publiczne pola typów Texture oraz Sprite – tekstury wykorzystywane z poziomu skryptów przy tworzeniu GUI (pasków życia elementów mapy oraz markerów na minimapie).</text:p>
      <text:p text:style-name="P13">Obydwie klasy zapewniają konfigurację jedynie na bardzo ogólnym poziomie. Są jednak potrzebne, ponieważ obiekty, które są przez te skrypty zapewniane muszą być dostępne z poziomu kodu. Dlatego też komponenty, którymi są, są przypisane do obiektu gry <text:span text:style-name="T1">Globals</text:span>.</text:p>
      <text:p text:style-name="P13"/>
      <text:p text:style-name="P9">2.2.5 Klasy ze stałymi</text:p>
      <text:p text:style-name="P13">Do tej kategorii należą dwie klasy statyczne: <text:span text:style-name="T1">Tag</text:span> oraz <text:span text:style-name="T1">Layer</text:span>. Obydwie zawierają zestaw publicznych stałych typu string z nazwami tagów oraz warstw (dwóch mechanizmów kategoryzowania obiektów gry przez Unity3D).</text:p>
      <text:p text:style-name="P13"/>
      <text:p text:style-name="P9">2.3 Podsystem mapy</text:p>
      <text:p text:style-name="P13">Podsystem mapy jest stosunkowo niewielki – zawiera 4 klasy umieszczone w namespace <text:span text:style-name="T1">Mapping</text:span>. Są to: <text:span text:style-name="T1">MapSettings</text:span>, <text:span text:style-name="T1">Map</text:span>, <text:span text:style-name="T1">QuadTree</text:span> oraz <text:span text:style-name="T1">QuadTreeMapElement</text:span>.</text:p>
      <text:p text:style-name="P13"/>
      <text:p text:style-name="P9"><text:soft-page-break/>2.3.1 Klasy mapy</text:p>
      <text:p text:style-name="P13"><text:span text:style-name="T1">MapSettings</text:span> to niewielki skrypt <text:span text:style-name="T1">MonoBehaviour</text:span> znajdujący się jako komponent na obiekcie gry <text:span text:style-name="T1">Globals</text:span>. Posiada kilka publicznych pól: rozmiar mapy (musi być potęgą dwójki), lista graczy, lista obiektów gry armii, <text:span text:style-name="T1">Spectator</text:span>. Pola te należy wypełnić w edytorze — zwłaszcza musi być ustawiony <text:span text:style-name="T1">Spectator</text:span>. <text:span text:style-name="T1">MapSettings</text:span> posiada metodę <text:span text:style-name="T1">Start()</text:span> w której sprawdza czy <text:span text:style-name="T1">Spectator</text:span> został ustawiony oraz czy rozmiar jest potęgą dwójki. Jeśli któryś z tych testów się nie powiedzie, rzucany jest stosowny wyjątek.</text:p>
      <text:p text:style-name="P13">Zdecydowanie najistotniejszym obiektem w tym podsystemie jest obiekt klasy <text:span text:style-name="T1">Map</text:span>. Tak jak <text:span text:style-name="T1">MapSettings</text:span>, jest on skryptem <text:span text:style-name="T1">MonoBehaviour</text:span> i komponentem obiektu gry <text:span text:style-name="T1">Globals</text:span>. <text:span text:style-name="T1">Map</text:span> jest sporą klasą. Ponieważ plansza gry podzielona jest na kratki, jej obiekt przechowuje rezerwacje elementów mapy w postaci dwuwymiarowej tablicy, jak również słownika (hashmapy). Mapa śledzi też położenia tzw. duchów, w analogicznych strukturach danych. (Duch jest odmianą elementu mapy, zachowującą się w odmienny od niego sposób. Szczegółowo duchy opisane są w rozdziale <text:span text:style-name="T8">2.4 Elementy mapy</text:span>.) Poza tym klasa posiada publiczne właściwości by pobrać rozmiar mapy, listę pozycji elementu mapy albo jego ducha (ze słownika) tudzież element mapy lub ducha znajdującego się na podanej pozycji (z tablicy). Właściwość <text:span text:style-name="T1">Size</text:span> jest uzupełniana na bazie <text:span text:style-name="T1">MapSettings.Size</text:span> w metodzie <text:span text:style-name="T1">Start()</text:span>. Mapa wystawia publiczne metody do sprawdzania czy dana pozycja znajduje się w granicach mapy (często wykorzystywana by nie został rzucony wyjątek <text:span text:style-name="T1">IndexOutOfBoundsException</text:span>), sprawdzania czy dane pole jest zajmowane przez dany element mapy, tworzenia i zwalniania rezerwacji na pola przez elementy mapy (<text:span text:style-name="T1">MakeReservation()</text:span>, <text:span text:style-name="T1">ReleaseReservation()</text:span>) oraz dodawania i usuwania duchów (<text:span text:style-name="T1">AddGhost()</text:span>, <text:span text:style-name="T1">RemoveGhost()</text:span>).</text:p>
      <text:p text:style-name="P13">Nazwa „rezerwacja” wynika z tego, że żaden element mapy nie może zajmować pola już zajętego przez inny element mapy. Jednostka jest ruchomym elementem mapy, musi więc na bieżąco aktualizować swoje położenie. W momencie gdy ma wykonać ruch z jednego pola na inne, sprawdza najpierw, czy jest ono wolne, lub zarezerwowane przez nią samą. Jeśli tak nie jest, ruch jest odwoływany. Jeśli pole jest wolne, zostaje zarezerwowane. Ze starego pola natomiast rezerwacja jest zwalniana. Jeśli element mapy podejmie próbę <text:soft-page-break/><draw:frame draw:style-name="fr2" draw:name="Ramka2" text:anchor-type="as-char" svg:y="-0.318cm" svg:width="16.582cm" draw:z-index="1"><draw:text-box fo:min-height="0.875cm"><text:p text:style-name="P3"><text:span text:style-name="T11"><text:s text:c="4"/></text:span><text:span text:style-name="T15">public</text:span><text:span text:style-name="T11"> </text:span><text:span text:style-name="T15">int</text:span><text:span text:style-name="T11"> Size { </text:span><text:span text:style-name="T15">get</text:span><text:span text:style-name="T11">; </text:span><text:span text:style-name="T15">private</text:span><text:span text:style-name="T11"> </text:span><text:span text:style-name="T15">set</text:span><text:span text:style-name="T11">; }</text:span></text:p><text:p text:style-name="P4"/><text:p text:style-name="P3"><text:span text:style-name="T11"><text:s text:c="4"/></text:span><text:span text:style-name="T13">Dictionary</text:span><text:span text:style-name="T11">&lt;</text:span><text:span text:style-name="T13">MapElement</text:span><text:span text:style-name="T11">, </text:span><text:span text:style-name="T13">List</text:span><text:span text:style-name="T11">&lt;</text:span><text:span text:style-name="T13">IVector2</text:span><text:span text:style-name="T11">&gt;&gt; reservationDictionary;</text:span></text:p><text:p text:style-name="P3"><text:span text:style-name="T11"><text:s text:c="4"/></text:span><text:span text:style-name="T13">MapElement</text:span><text:span text:style-name="T11">[,] reservationTable;</text:span></text:p><text:p text:style-name="P4"/><text:p text:style-name="P3"><text:span text:style-name="T11"><text:s text:c="4"/></text:span><text:span text:style-name="T13">Dictionary</text:span><text:span text:style-name="T11">&lt;</text:span><text:span text:style-name="T13">MapElement</text:span><text:span text:style-name="T11">, </text:span><text:span text:style-name="T13">List</text:span><text:span text:style-name="T11">&lt;</text:span><text:span text:style-name="T13">IVector2</text:span><text:span text:style-name="T11">&gt;&gt; ghostDictionary;</text:span></text:p><text:p text:style-name="P3"><text:span text:style-name="T11"><text:s text:c="4"/></text:span><text:span text:style-name="T13">List</text:span><text:span text:style-name="T11">&lt;</text:span><text:span text:style-name="T13">MapElement</text:span><text:span text:style-name="T11">&gt;[,] ghostsTable;</text:span></text:p><text:p text:style-name="P4"/><text:p text:style-name="P3"><text:span text:style-name="T11"><text:s text:c="4"/></text:span><text:span text:style-name="T15">public</text:span><text:span text:style-name="T11"> </text:span><text:span text:style-name="T15">void</text:span><text:span text:style-name="T11"> MakeReservation(</text:span><text:span text:style-name="T13">MapElement</text:span><text:span text:style-name="T11"> mapElement, </text:span><text:span text:style-name="T13">IVector2</text:span><text:span text:style-name="T11"> coords)</text:span></text:p><text:p text:style-name="P4"><text:s text:c="4"/>{</text:p><text:p text:style-name="P3"><text:span text:style-name="T11"><text:s text:c="8"/></text:span><text:span text:style-name="T15">if</text:span><text:span text:style-name="T11"> (mapElement == </text:span><text:span text:style-name="T15">null</text:span><text:span text:style-name="T11">)</text:span></text:p><text:p text:style-name="P3"><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6">"Cannot make reservation for NULL."</text:span><text:span text:style-name="T11">);</text:span></text:p><text:p text:style-name="P3"><text:span text:style-name="T11"><text:s text:c="8"/></text:span><text:span text:style-name="T15">if</text:span><text:span text:style-name="T11"> (</text:span><text:span text:style-name="T15">this</text:span><text:span text:style-name="T11">[coords] != </text:span><text:span text:style-name="T15">null</text:span><text:span text:style-name="T11">)</text:span></text:p><text:p text:style-name="P4"><text:s text:c="8"/>{</text:p><text:p text:style-name="P3"><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5">string</text:span><text:span text:style-name="T11">.Format(</text:span><text:span text:style-name="T16">"Reservation conflict. "</text:span><text:span text:style-name="T11"> +</text:span></text:p><text:p text:style-name="P3"><text:span text:style-name="T11"><text:s text:c="16"/></text:span><text:span text:style-name="T16">"Coords: {0}, Old reservation: {1}, new reservation: {2}."</text:span><text:span text:style-name="T11">,</text:span></text:p><text:p text:style-name="P3"><text:span text:style-name="T11"><text:s text:c="16"/>coords.ToString(), </text:span><text:span text:style-name="T15">this</text:span><text:span text:style-name="T11">[coords].ToString(), mapElement.ToString()));</text:span></text:p><text:p text:style-name="P4"><text:s text:c="8"/>}</text:p><text:p text:style-name="P3"><text:span text:style-name="T11"><text:s text:c="8"/></text:span><text:span text:style-name="T15">this</text:span><text:span text:style-name="T11">[coords] = mapElement;</text:span></text:p><text:p text:style-name="P4"/><text:p text:style-name="P3"><text:span text:style-name="T11"><text:s text:c="8"/></text:span><text:span text:style-name="T13">List</text:span><text:span text:style-name="T11">&lt;</text:span><text:span text:style-name="T13">IVector2</text:span><text:span text:style-name="T11">&gt; reservations;</text:span></text:p><text:p text:style-name="P3"><text:span text:style-name="T11"><text:s text:c="8"/>reservationDictionary.TryGetValue(mapElement, </text:span><text:span text:style-name="T15">out</text:span><text:span text:style-name="T11"> reservations);</text:span></text:p><text:p text:style-name="P3"><text:span text:style-name="T11"><text:s text:c="8"/></text:span><text:span text:style-name="T15">if</text:span><text:span text:style-name="T11"> (reservations == </text:span><text:span text:style-name="T15">null</text:span><text:span text:style-name="T11">)</text:span></text:p><text:p text:style-name="P4"><text:s text:c="8"/>{</text:p><text:p text:style-name="P3"><text:span text:style-name="T11"><text:s text:c="12"/>reservations = </text:span><text:span text:style-name="T15">new</text:span><text:span text:style-name="T11"> </text:span><text:span text:style-name="T13">List</text:span><text:span text:style-name="T11">&lt;</text:span><text:span text:style-name="T13">IVector2</text:span><text:span text:style-name="T11">&gt;();</text:span></text:p><text:p text:style-name="P4"><text:s text:c="12"/>reservationDictionary.Add(mapElement, reservations);</text:p><text:p text:style-name="P4"><text:s text:c="8"/>}</text:p><text:p text:style-name="P4"><text:s text:c="8"/>reservations.Add(coords);</text:p><text:p text:style-name="P4"><text:s text:c="4"/>}</text:p><text:p text:style-name="P4"/><text:p text:style-name="P3"><text:span text:style-name="T11"><text:s text:c="4"/></text:span><text:span text:style-name="T15">public</text:span><text:span text:style-name="T11"> </text:span><text:span text:style-name="T15">void</text:span><text:span text:style-name="T11"> ReleaseReservation(</text:span><text:span text:style-name="T13">MapElement</text:span><text:span text:style-name="T11"> mapElement, </text:span><text:span text:style-name="T13">IVector2</text:span><text:span text:style-name="T11"> coords)</text:span></text:p><text:p text:style-name="P4"><text:s text:c="4"/>{</text:p><text:p text:style-name="P3"><text:span text:style-name="T11"><text:s text:c="8"/></text:span><text:span text:style-name="T15">if</text:span><text:span text:style-name="T11"> (mapElement == </text:span><text:span text:style-name="T15">null</text:span><text:span text:style-name="T11">)</text:span></text:p><text:p text:style-name="P3"><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6">"Cannot release reservation for NULL."</text:span><text:span text:style-name="T11">);</text:span></text:p><text:p text:style-name="P3"><text:span text:style-name="T11"><text:s text:c="8"/></text:span><text:span text:style-name="T15">if</text:span><text:span text:style-name="T11"> (</text:span><text:span text:style-name="T15">this</text:span><text:span text:style-name="T11">[coords] != mapElement)</text:span></text:p><text:p text:style-name="P4"><text:s text:c="8"/>{</text:p><text:p text:style-name="P3"><text:span text:style-name="T11"><text:s text:c="12"/></text:span><text:span text:style-name="T15">var</text:span><text:span text:style-name="T11"> realReservation = </text:span><text:span text:style-name="T15">this</text:span><text:span text:style-name="T11">[coords] == </text:span><text:span text:style-name="T15">null</text:span><text:span text:style-name="T11"> ?</text:span></text:p><text:p text:style-name="P3"><text:span text:style-name="T11"><text:s text:c="16"/></text:span><text:span text:style-name="T16">"NULL"</text:span><text:span text:style-name="T11"> : </text:span><text:span text:style-name="T15">this</text:span><text:span text:style-name="T11">[coords].ToString();</text:span></text:p><text:p text:style-name="P3"><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5">string</text:span><text:span text:style-name="T11">.Format(</text:span></text:p><text:p text:style-name="P3"><text:span text:style-name="T11"><text:s text:c="16"/></text:span><text:span text:style-name="T16">"Given MapElement doesn't have reservation in given coords. "</text:span><text:span text:style-name="T11"> +</text:span></text:p><text:p text:style-name="P3"><text:span text:style-name="T11"><text:s text:c="16"/></text:span><text:span text:style-name="T16">"Coords: {0}, Real reservation: {1}, Given MapElement: {2}"</text:span><text:span text:style-name="T11">,</text:span></text:p><text:p text:style-name="P4"><text:s text:c="16"/>coords.ToString(), realReservation, mapElement.ToString()));</text:p><text:p text:style-name="P4"><text:s text:c="8"/>}</text:p><text:p text:style-name="P4"><text:s text:c="12"/></text:p><text:p text:style-name="P3"><text:span text:style-name="T11"><text:s text:c="8"/></text:span><text:span text:style-name="T15">var</text:span><text:span text:style-name="T11"> reservations = reservationDictionary[mapElement];</text:span></text:p><text:p text:style-name="P4"><text:s text:c="8"/>reservations.Remove(coords);</text:p><text:p text:style-name="P3"><text:span text:style-name="T11"><text:s text:c="8"/></text:span><text:span text:style-name="T15">if</text:span><text:span text:style-name="T11"> (reservations.Count == 0)</text:span></text:p><text:p text:style-name="P4"><text:s text:c="12"/>reservationDictionary.Remove(mapElement);</text:p><text:p text:style-name="P3"><text:span text:style-name="T11"><text:s text:c="8"/></text:span><text:span text:style-name="T15">this</text:span><text:span text:style-name="T11">[coords] = </text:span><text:span text:style-name="T15">null</text:span><text:span text:style-name="T11">;</text:span></text:p><text:p text:style-name="P3"><text:span text:style-name="T11"><text:s text:c="4"/>}</text:span></text:p></draw:text-box></draw:frame>zarerwowania już zajętego pola, spowoduje to rzucenie wyjątku.</text:p>
      <text:p text:style-name="P13">Metoda <text:span text:style-name="T1">MakeReservation()</text:span> pobiera <text:span text:style-name="T1">MapElement</text:span> (element mapy) oraz <text:span text:style-name="T1">IVector2</text:span> (wektor dwóch liczb całkowitych — pozycję do zarezerwowania). Wielokrotnie występuje odwołanie tablicowe do <text:span text:style-name="T1">this</text:span> — jest to użycie tzw. indeksera, czyli właściwości, która jeśli istnieje na obiekcie, można używać tego obiektu jakby był tablicą (mechanizm ten działa <text:soft-page-break/>tylko na poziomie składni — parametrem w kwadratowych nawiasach może być cokolwiek co zdefiniujemy pisząc indekser). W tym wypadku indekser pobiera <text:span text:style-name="T1">IVector2</text:span>, a zwraca element mapy z tablicy <text:span text:style-name="T1">reservationTable</text:span> spod zadanej przez wektor pozycji (lub null, jeśli elementu mapy brak) tudzież ustawia element mapy w zadanej pozycji tablicy. Funkcja <text:span text:style-name="T1">MakeReservation()</text:span>, jeśli nie nastąpi konflikt rezerwacji, wstawia więc <text:span text:style-name="T1">MapElement</text:span> do zadanego miejsca tablicy. Następnie pobiera ze słownika <text:span text:style-name="T1">reservationDictionary</text:span> listę pozycji <text:span text:style-name="T1">MapElementu</text:span> (jeśli jeszcze taka lista nie istnieje — tworzy ją i dodaje do słownika) i uzupełnia ją o nowe współrzędne.</text:p>
      <text:p text:style-name="P13">Podobnie, choć odwrotnie, zachowuje się funkcja <text:span text:style-name="T1">ReleaseReservation()</text:span>. Na początku sprawdza, czy <text:span text:style-name="T1">MapElement</text:span> faktycznie ma rezerwację w podanym miejscu (jeśli nie — rzuca wyjątek). Następnie kasuje z odpowiedniej listy współrzędnych w słowniku <text:span text:style-name="T1">reservationDictionary</text:span> zadaną pozycję. Na końcu usuwa <text:span text:style-name="T1">MapElement</text:span> z zadanego miejsca w tablicy <text:span text:style-name="T1">reservationTable</text:span>.</text:p>
      <text:p text:style-name="P13">Metod <text:span text:style-name="T1">AddGhost()</text:span> i <text:span text:style-name="T1">ReleaseGhost()</text:span> nie ma po co omawiać szczegółowo, gdyż zachowują się one bardzo podobnie do <text:span text:style-name="T1">MakeReservation()</text:span> i <text:span text:style-name="T1">ReleaseReservation()</text:span>. Warto jedynie nadmienić, że duchy obowiązują luźniejsze zasady — na jednym polu może znajdować się kilka duchów (o ile są to duchy widziane przez różne armie), a także duch może znajdować się tam, gdzie już znajduje się zwykły element mapy. Dlatego właśnie duchy umieszczone są w odrębnych strukturach danych, a <text:span text:style-name="T1">ghostsTable</text:span> jest tablicą <text:span text:style-name="T10">list</text:span> <text:span text:style-name="T1">MapElementów</text:span> (podczas gdy <text:span text:style-name="T1">reservationTable</text:span> jest tablicą <text:span text:style-name="T3">MapElementów</text:span>).</text:p>
      <text:p text:style-name="P9">2.3.2 Klasy drzewa czwórkowego</text:p>
      <text:p text:style-name="P13">Pozostałe dwie klasy — <text:span text:style-name="T1">QuadTree</text:span> i <text:span text:style-name="T1">QuadTreeMapElement</text:span> — współpracują ściśle ze sobą i stanowią implementację tzw. drzewa czwórkowego. Struktura ta umożliwia bardzo szybkie przeszukiwanie wycinków mapy i znalezienie wszystkich znajdujących się w nich elementów mapy. Zastosowanie drzew czwórkowych było podyktowane problemami wydajnościowymi, które zachodziły, gdy jednostki w stanie spoczynku poszukiwały wrogów w swojej okolicy.</text:p>
      <text:p text:style-name="P13">W implementacji drzewa w postaci klasy <text:span text:style-name="T1">QuadTree</text:span> każdy węzeł reprezentuje pewien obszar mapy. Korzeń to cała mapa. Jeśli w danym obszarze znajduje się więcej niż jeden <text:soft-page-break/>element mapy, obszar dzielony jest na cztery ćwiartki — stają się one węzłami drzewa, których rodzicem jest właśnie podzielony obszar. Procedura jest powtarzana dla każdego z pod-obszarów dopóty, dopóki każdy obszar nie będzie zawierał maksymalnie jednego elementu mapy.</text:p>
      <text:p text:style-name="P13">Ponieważ dwuwymiarowa przestrzeń jest za każdym razem dzielona na 4 (w każdym wymiarze na 2), maksymalną głębokością drzewa będzie zawsze log<text:span text:style-name="T17">2</text:span><text:span text:style-name="T18">(S), gdzie S to rozmiar planszy. Na przykład dla zastosowanego w prototypie </text:span><text:span text:style-name="T20">MechWars</text:span><text:span text:style-name="T18"> rozmiaru 64</text:span><text:span text:style-name="T19">×</text:span><text:span text:style-name="T18">64 najniższe węzły drzewa będą 6-tymi co do głębokości. Złożoność przeszukiwania drzewa czwórkowego to </text:span><text:span text:style-name="T20">O(log(n))</text:span><text:span text:style-name="T18">. Pozostałe operacje natomiast (podział, łączenie, dodawanie elementów mapy i ich usuwanie) wykonywane są zdecydowanie rzadziej niż przeszukiwanie, dlatego ich złożoność nie jest tu problemem.</text:span></text:p>
      <text:p text:style-name="P13"><text:span text:style-name="T21">QuadTreeMapElement</text:span><text:span text:style-name="T18"> to niewielka klasa trzymająca w jednej całości </text:span><text:span text:style-name="T21">MapElement</text:span><text:span text:style-name="T18"> oraz pozycję w </text:span><text:span text:style-name="T21">QuadTree</text:span><text:span text:style-name="T18"> (</text:span><text:span text:style-name="T21">IVector2</text:span><text:span text:style-name="T18">). Ponieważ istnieją budynki które zajmują więcej niż jedno pole, może być kilka </text:span><text:span text:style-name="T21">QuadTreeMapElementów</text:span><text:span text:style-name="T18"> z tym samym </text:span><text:span text:style-name="T21">MapElementem</text:span><text:span text:style-name="T18"> ale różnymi pozycjami.</text:span></text:p>
      <text:p text:style-name="P13"><draw:frame draw:style-name="fr3" draw:name="Ramka3" text:anchor-type="paragraph" svg:y="7.013cm" svg:width="16.662cm" draw:z-index="2"><draw:text-box fo:min-height="4.752cm"><text:p text:style-name="P5"><text:span text:style-name="T14">QuadTreeMapElement</text:span><text:span text:style-name="T12"> QuadTreeMapElement;</text:span></text:p><text:p text:style-name="P4"/><text:p text:style-name="P3"><text:span text:style-name="T13">SquareBounds</text:span><text:span text:style-name="T11"> bounds;</text:span></text:p><text:p text:style-name="P4"/><text:p text:style-name="P3"><text:span text:style-name="T13">QuadTree</text:span><text:span text:style-name="T11"> x0y0;</text:span></text:p><text:p text:style-name="P3"><text:span text:style-name="T13">QuadTree</text:span><text:span text:style-name="T11"> x0y1;</text:span></text:p><text:p text:style-name="P3"><text:span text:style-name="T13">QuadTree</text:span><text:span text:style-name="T11"> x1y0;</text:span></text:p><text:p text:style-name="P3"><text:span text:style-name="T13">QuadTree</text:span><text:span text:style-name="T11"> x1y1;</text:span></text:p><text:p text:style-name="P4"/><text:p text:style-name="P3"><text:span text:style-name="T15">bool</text:span><text:span text:style-name="T11"> HasChildren { </text:span><text:span text:style-name="T15">get</text:span><text:span text:style-name="T11"> { </text:span><text:span text:style-name="T15">return</text:span><text:span text:style-name="T11"> x0y0 != </text:span><text:span text:style-name="T15">null</text:span><text:span text:style-name="T11">; } }</text:span></text:p><text:p text:style-name="P3"><text:span text:style-name="T15">bool</text:span><text:span text:style-name="T11"> IsEmpty { </text:span><text:span text:style-name="T15">get</text:span><text:span text:style-name="T11"> { </text:span><text:span text:style-name="T15">return</text:span><text:span text:style-name="T11"> QuadTreeMapElement == </text:span><text:span text:style-name="T15">null</text:span><text:span text:style-name="T11"> &amp;&amp; !HasChildren; } }</text:span></text:p></draw:text-box></draw:frame><text:span text:style-name="T18">Klasa </text:span><text:span text:style-name="T21">QuadTree</text:span><text:span text:style-name="T18"> nie udostępnia żadnych publicznych właściwości — wszystkie jej pola i właściwości są prywatne. Drzewo jest jednocześnie traktowane jako węzeł: każdy obiekt </text:span><text:span text:style-name="T21">QuadTree</text:span><text:span text:style-name="T18"> zawiera cztery pola typu </text:span><text:span text:style-name="T21">QuadTree</text:span><text:span text:style-name="T18">, w których (jeśli jest podzielone) trzyma swoich potomków. Oprócz tego w klasie znajdują się jeszcze dwa pola: </text:span><text:span text:style-name="T21">QuadTreeMapElement</text:span><text:span text:style-name="T18"> w którym (jeśli drzewo jest liściem) może być trzymany element mapy z jego pozycją oraz </text:span><text:span text:style-name="T21">SquareBounds</text:span><text:span text:style-name="T18"> — klasa pomocnicza do testowania granic kwadratowego obszaru drzewa. Do tego </text:span><text:span text:style-name="T21">QuadTree</text:span><text:span text:style-name="T18"> korzysta z dwóch pomocniczych właściwości: </text:span><text:span text:style-name="T21">HasChildren</text:span><text:span text:style-name="T18"> (czy posiada dzieci) oraz </text:span><text:span text:style-name="T21">IsEmpty</text:span><text:span text:style-name="T18"> (czy posiada map element lub </text:span><text:soft-page-break/><text:span text:style-name="T18">nie jest liściem). W konstruktorze </text:span><text:span text:style-name="T21">QuadTree</text:span><text:span text:style-name="T18"> przyjmuje instancję </text:span><text:span text:style-name="T21">SquareBounds</text:span><text:span text:style-name="T18"> by określić granice drzewa. Jeśli ich rozmiar nie jest potęgą dwójki, rzucany jest wyjątek.</text:span></text:p>
      <text:p text:style-name="Text_20_body"><draw:frame draw:style-name="fr3" draw:name="Ramka4" text:anchor-type="paragraph" svg:y="-0.169cm" svg:width="16.715cm" draw:z-index="3"><draw:text-box fo:min-height="3.17cm"><text:p text:style-name="P3"><text:span text:style-name="T15">public</text:span><text:span text:style-name="T11"> QuadTree(</text:span><text:span text:style-name="T13">SquareBounds</text:span><text:span text:style-name="T11"> bounds)</text:span></text:p><text:p text:style-name="P4">{</text:p><text:p text:style-name="P3"><text:span text:style-name="T11"><text:s text:c="4"/></text:span><text:span text:style-name="T15">if</text:span><text:span text:style-name="T11"> (!bounds.SquareSize.IsPowerOfTwo())</text:span></text:p><text:p text:style-name="P3"><text:span text:style-name="T11"><text:s text:c="8"/></text:span><text:span text:style-name="T15">throw</text:span><text:span text:style-name="T11"> </text:span><text:span text:style-name="T15">new</text:span><text:span text:style-name="T11"> System.</text:span><text:span text:style-name="T13">Exception</text:span><text:span text:style-name="T11">(</text:span><text:span text:style-name="T16">"QuadTree Bounds size must be power of two."</text:span><text:span text:style-name="T11">);</text:span></text:p><text:p text:style-name="P3"><text:span text:style-name="T11"><text:s text:c="4"/></text:span><text:span text:style-name="T15">this</text:span><text:span text:style-name="T11">.bounds = bounds;</text:span></text:p><text:p text:style-name="P4">}</text:p></draw:text-box></draw:frame>Trzy metody: <text:span text:style-name="T1">Insert()</text:span>, <text:span text:style-name="T1">InsertCore()</text:span> oraz <text:span text:style-name="T1">Subdivide()</text:span> współpracują ze sobą. Insert jest publiczną fasadą dla metody <text:span text:style-name="T1">InsertCore()</text:span>. Dla każdej pozycji podanego <text:span text:style-name="T1">MapElementu</text:span> tworzony jest obiekt <text:span text:style-name="T1">QuadTreeMapElement</text:span> i uruchamiana metoda <text:span text:style-name="T1">InsertCore()</text:span> z nim jako argumentem. <text:span text:style-name="T1">InsertCore()</text:span> działa na zasadzie rekurencji. Zwraca <text:span text:style-name="T10">true</text:span>, jeśli udało się wstawić element, lub <text:span text:style-name="T10">false</text:span>, jeśli nie. Na początku metoda sprawdza czy element w ogóle zawarty jest w granicach drzewa.</text:p>
      <text:p text:style-name="Text_20_body">Następnie, jeśli jeszcze nie ma dzieci, a sama nie trzyma żadnego elementu, element jest po prostu wstawiany. Jeśli element tam jest, a jego współrzędne są identyczne ze wstawianym, to rzucany jest wyjątek (gdyż nie można wstawić dwóch elementów w to samo miejsce). Jeśli miejsce nie jest to samo, to wołana jest metoda <text:span text:style-name="T1">Subdivide()</text:span>, by podzielić drzewo na cztery pod-drzewa. Od tego momentu to drzewo będzie mieć dzieci.</text:p>
      <text:p text:style-name="Text_20_body">Jeśli drzewo miało dzieci, cały powyższy akapit nie jest wykonywany, lecz od razu uruchamiane są metody <text:span text:style-name="T1">InsertCore()</text:span> w pod-drzewach. Kolejność jest nieistotna, gdyż drzewa nie pokrywają się obszarami i tylko do jednego z nich może zostać wstawiony <text:span text:style-name="T1">MapElement</text:span>. Jeśli nie został wstawiony do żadnego, to rzucany jest wyjątek, gdyż wskazuje to na błąd z obszarami (położenie <text:span text:style-name="T1">MapElementu</text:span> znajdowało się w obszarze rodzica, ale nie znajduje się w żadnym z obszarów dzieci).</text:p>
      <text:p text:style-name="Text_20_body">Metoda <text:span text:style-name="T1">Subdivide</text:span> wylicza obszary dla czterech nowych <text:span text:style-name="T1">QuadTree</text:span>-dzieci, które tworzy i wstawia do pól klasy. Następnie wyciąga <text:span text:style-name="T1">QuadTreeMapElement</text:span> z pola i wstawia je do odpowiedniego dziecka za pomocą <text:span text:style-name="T1">InsertCore()</text:span>.</text:p>
      <text:p text:style-name="P14"><draw:frame draw:style-name="fr4" draw:name="Ramka5" text:anchor-type="paragraph" svg:x="0.222cm" svg:y="0.069cm" svg:width="16.556cm" draw:z-index="4"><draw:text-box fo:min-height="25.589cm"><text:p text:style-name="P3"><text:span text:style-name="T15">public</text:span><text:span text:style-name="T11"> </text:span><text:span text:style-name="T15">void</text:span><text:span text:style-name="T11"> Insert(</text:span><text:span text:style-name="T13">MapElement</text:span><text:span text:style-name="T11"> mapElement)</text:span></text:p><text:p text:style-name="P4">{</text:p><text:p text:style-name="P3"><text:span text:style-name="T11"><text:s text:c="4"/></text:span><text:span text:style-name="T13">List</text:span><text:span text:style-name="T11">&lt;</text:span><text:span text:style-name="T13">IVector2</text:span><text:span text:style-name="T11">&gt; coordsList;</text:span></text:p><text:p text:style-name="P3"><text:span text:style-name="T11"><text:s text:c="4"/></text:span><text:span text:style-name="T15">if</text:span><text:span text:style-name="T11"> (!mapElement.IsGhost) coordsList = </text:span><text:span text:style-name="T13">Globals</text:span><text:span text:style-name="T11">.Map[mapElement];</text:span></text:p><text:p text:style-name="P3"><text:span text:style-name="T11"><text:s text:c="4"/></text:span><text:span text:style-name="T15">else</text:span><text:span text:style-name="T11"> coordsList = </text:span><text:span text:style-name="T13">Globals</text:span><text:span text:style-name="T11">.Map.GetGhostPositions(mapElement);</text:span></text:p><text:p text:style-name="P3"><text:span text:style-name="T11"><text:s text:c="4"/></text:span><text:span text:style-name="T15">foreach</text:span><text:span text:style-name="T11"> (</text:span><text:span text:style-name="T15">var</text:span><text:span text:style-name="T11"> c </text:span><text:span text:style-name="T15">in</text:span><text:span text:style-name="T11"> coordsList) InsertCore(</text:span><text:span text:style-name="T15">new</text:span><text:span text:style-name="T11"> </text:span><text:span text:style-name="T13">QuadTreeMapElement</text:span><text:span text:style-name="T11">(mapElement, c));</text:span></text:p><text:p text:style-name="P4">}</text:p><text:p text:style-name="P4"/><text:p text:style-name="P3"><text:span text:style-name="T15">bool</text:span><text:span text:style-name="T11"> InsertCore(</text:span><text:span text:style-name="T13">QuadTreeMapElement</text:span><text:span text:style-name="T11"> quadTreeMapElement)</text:span></text:p><text:p text:style-name="P4">{</text:p><text:p text:style-name="P3"><text:span text:style-name="T11"><text:s text:c="4"/></text:span><text:span text:style-name="T15">var</text:span><text:span text:style-name="T11"> mapElement = quadTreeMapElement.MapElement;</text:span></text:p><text:p text:style-name="P3"><text:span text:style-name="T11"><text:s text:c="4"/></text:span><text:span text:style-name="T15">var</text:span><text:span text:style-name="T11"> coords = quadTreeMapElement.Coords;</text:span></text:p><text:p text:style-name="P4"/><text:p text:style-name="P3"><text:span text:style-name="T11"><text:s text:c="4"/></text:span><text:span text:style-name="T15">if</text:span><text:span text:style-name="T11"> (!bounds.ContainsPoint(coords)) </text:span><text:span text:style-name="T15">return</text:span><text:span text:style-name="T11"> </text:span><text:span text:style-name="T15">false</text:span><text:span text:style-name="T11">;</text:span></text:p><text:p text:style-name="P4"/><text:p text:style-name="P3"><text:span text:style-name="T11"><text:s text:c="4"/></text:span><text:span text:style-name="T15">if</text:span><text:span text:style-name="T11"> (!HasChildren)</text:span></text:p><text:p text:style-name="P4"><text:s text:c="4"/>{</text:p><text:p text:style-name="P3"><text:span text:style-name="T11"><text:s text:c="8"/></text:span><text:span text:style-name="T15">if</text:span><text:span text:style-name="T11"> (QuadTreeMapElement == </text:span><text:span text:style-name="T15">null</text:span><text:span text:style-name="T11">)</text:span></text:p><text:p text:style-name="P4"><text:s text:c="8"/>{</text:p><text:p text:style-name="P4"><text:s text:c="12"/>QuadTreeMapElement = quadTreeMapElement;</text:p><text:p text:style-name="P3"><text:span text:style-name="T11"><text:s text:c="12"/></text:span><text:span text:style-name="T15">return</text:span><text:span text:style-name="T11"> </text:span><text:span text:style-name="T15">true</text:span><text:span text:style-name="T11">;</text:span></text:p><text:p text:style-name="P4"><text:s text:c="8"/>}</text:p><text:p text:style-name="P3"><text:span text:style-name="T11"><text:s text:c="8"/></text:span><text:span text:style-name="T15">else</text:span><text:span text:style-name="T11"> </text:span><text:span text:style-name="T15">if</text:span><text:span text:style-name="T11"> (QuadTreeMapElement.Coords == coords) </text:span><text:span text:style-name="T15">throw</text:span><text:span text:style-name="T11"> </text:span><text:span text:style-name="T15">new</text:span><text:span text:style-name="T11"> System.</text:span><text:span text:style-name="T13">Exception</text:span><text:span text:style-name="T11">(</text:span></text:p><text:p text:style-name="P3"><text:span text:style-name="T11"><text:s text:c="12"/></text:span><text:span text:style-name="T16">"Cannot insert MapElement twice into the same coords."</text:span><text:span text:style-name="T11">);</text:span></text:p><text:p text:style-name="P3"><text:span text:style-name="T11"><text:s text:c="8"/></text:span><text:span text:style-name="T15">else</text:span><text:span text:style-name="T11"> Subdivide();</text:span></text:p><text:p text:style-name="P4"><text:s text:c="4"/>}</text:p><text:p text:style-name="P4"/><text:p text:style-name="P3"><text:span text:style-name="T11"><text:s text:c="4"/></text:span><text:span text:style-name="T15">if</text:span><text:span text:style-name="T11"> (x0y0.InsertCore(quadTreeMapElement)) </text:span><text:span text:style-name="T15">return</text:span><text:span text:style-name="T11"> </text:span><text:span text:style-name="T15">true</text:span><text:span text:style-name="T11">;</text:span></text:p><text:p text:style-name="P3"><text:span text:style-name="T11"><text:s text:c="4"/></text:span><text:span text:style-name="T15">if</text:span><text:span text:style-name="T11"> (x0y1.InsertCore(quadTreeMapElement)) </text:span><text:span text:style-name="T15">return</text:span><text:span text:style-name="T11"> </text:span><text:span text:style-name="T15">true</text:span><text:span text:style-name="T11">;</text:span></text:p><text:p text:style-name="P3"><text:span text:style-name="T11"><text:s text:c="4"/></text:span><text:span text:style-name="T15">if</text:span><text:span text:style-name="T11"> (x1y0.InsertCore(quadTreeMapElement)) </text:span><text:span text:style-name="T15">return</text:span><text:span text:style-name="T11"> </text:span><text:span text:style-name="T15">true</text:span><text:span text:style-name="T11">;</text:span></text:p><text:p text:style-name="P3"><text:span text:style-name="T11"><text:s text:c="4"/></text:span><text:span text:style-name="T15">if</text:span><text:span text:style-name="T11"> (x1y1.InsertCore(quadTreeMapElement)) </text:span><text:span text:style-name="T15">return</text:span><text:span text:style-name="T11"> </text:span><text:span text:style-name="T15">true</text:span><text:span text:style-name="T11">;</text:span></text:p><text:p text:style-name="P4"/><text:p text:style-name="P3"><text:span text:style-name="T11"><text:s text:c="4"/></text:span><text:span text:style-name="T15">throw</text:span><text:span text:style-name="T11"> </text:span><text:span text:style-name="T15">new</text:span><text:span text:style-name="T11"> System.</text:span><text:span text:style-name="T13">Exception</text:span><text:span text:style-name="T11">(</text:span><text:span text:style-name="T16">"Cannot insert MapElement for unknown reason "</text:span><text:span text:style-name="T11"> +</text:span></text:p><text:p text:style-name="P3"><text:span text:style-name="T16"><text:s text:c="8"/>"(this should never happen.)"</text:span><text:span text:style-name="T11">);</text:span></text:p><text:p text:style-name="P4">}</text:p><text:p text:style-name="P4"/><text:p text:style-name="P3"><text:span text:style-name="T15">void</text:span><text:span text:style-name="T11"> Subdivide()</text:span></text:p><text:p text:style-name="P4">{</text:p><text:p text:style-name="P3"><text:span text:style-name="T11"><text:s text:c="4"/></text:span><text:span text:style-name="T15">if</text:span><text:span text:style-name="T11"> (bounds.SquareSize == 1)</text:span></text:p><text:p text:style-name="P3"><text:span text:style-name="T11"><text:s text:c="8"/></text:span><text:span text:style-name="T15">throw</text:span><text:span text:style-name="T11"> </text:span><text:span text:style-name="T15">new</text:span><text:span text:style-name="T11"> System.</text:span><text:span text:style-name="T13">Exception</text:span><text:span text:style-name="T11">(</text:span></text:p><text:p text:style-name="P3"><text:span text:style-name="T11"><text:s text:c="12"/></text:span><text:span text:style-name="T16">"Cannot subdivide, because Bounds size is 1 (undividable)."</text:span><text:span text:style-name="T11">);</text:span></text:p><text:p text:style-name="P4"/><text:p text:style-name="P3"><text:span text:style-name="T11"><text:s text:c="4"/></text:span><text:span text:style-name="T15">var</text:span><text:span text:style-name="T11"> dividedSize = bounds.SquareSize / 2;</text:span></text:p><text:p text:style-name="P3"><text:span text:style-name="T11"><text:s text:c="4"/></text:span><text:span text:style-name="T15">var</text:span><text:span text:style-name="T11"> halfwayX = bounds.Location.X + dividedSize;</text:span></text:p><text:p text:style-name="P3"><text:span text:style-name="T11"><text:s text:c="4"/></text:span><text:span text:style-name="T15">var</text:span><text:span text:style-name="T11"> halfwayY = bounds.Location.Y + dividedSize;</text:span></text:p><text:p text:style-name="P4"/><text:p text:style-name="P3"><text:span text:style-name="T11"><text:s text:c="4"/>x0y0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3"><text:span text:style-name="T11"><text:s text:c="8"/></text:span><text:span text:style-name="T15">new</text:span><text:span text:style-name="T11"> </text:span><text:span text:style-name="T13">IVector2</text:span><text:span text:style-name="T11">(bounds.X0, bounds.Y0), dividedSize));</text:span></text:p><text:p text:style-name="P3"><text:span text:style-name="T11"><text:s text:c="4"/>x0y1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3"><text:span text:style-name="T11"><text:s text:c="8"/></text:span><text:span text:style-name="T15">new</text:span><text:span text:style-name="T11"> </text:span><text:span text:style-name="T13">IVector2</text:span><text:span text:style-name="T11">(bounds.X0, halfwayY), dividedSize));</text:span></text:p><text:p text:style-name="P3"><text:span text:style-name="T11"><text:s text:c="4"/>x1y0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3"><text:span text:style-name="T11"><text:s text:c="8"/></text:span><text:span text:style-name="T15">new</text:span><text:span text:style-name="T11"> </text:span><text:span text:style-name="T13">IVector2</text:span><text:span text:style-name="T11">(halfwayX, bounds.Y0), dividedSize));</text:span></text:p><text:p text:style-name="P3"><text:span text:style-name="T11"><text:s text:c="4"/>x1y1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3"><text:span text:style-name="T11"><text:s text:c="8"/></text:span><text:span text:style-name="T15">new</text:span><text:span text:style-name="T11"> </text:span><text:span text:style-name="T13">IVector2</text:span><text:span text:style-name="T11">(halfwayX, halfwayY), dividedSize));</text:span></text:p><text:p text:style-name="P4"/><text:p text:style-name="P3"><text:span text:style-name="T11"><text:s text:c="4"/></text:span><text:span text:style-name="T15">var</text:span><text:span text:style-name="T11"> qtme = QuadTreeMapElement;</text:span></text:p><text:p text:style-name="P3"><text:span text:style-name="T11"><text:s text:c="4"/>QuadTreeMapElement = </text:span><text:span text:style-name="T15">null</text:span><text:span text:style-name="T11">;</text:span></text:p><text:p text:style-name="P4"/><text:p text:style-name="P3"><text:span text:style-name="T11"><text:s text:c="4"/></text:span><text:span text:style-name="T15">if</text:span><text:span text:style-name="T11"> (x0y0.InsertCore(qtme)) </text:span><text:span text:style-name="T15">return</text:span><text:span text:style-name="T11">;</text:span></text:p><text:p text:style-name="P3"><text:span text:style-name="T11"><text:s text:c="4"/></text:span><text:span text:style-name="T15">if</text:span><text:span text:style-name="T11"> (x0y1.InsertCore(qtme)) </text:span><text:span text:style-name="T15">return</text:span><text:span text:style-name="T11">;</text:span></text:p><text:p text:style-name="P3"><text:span text:style-name="T11"><text:s text:c="4"/></text:span><text:span text:style-name="T15">if</text:span><text:span text:style-name="T11"> (x1y0.InsertCore(qtme)) </text:span><text:span text:style-name="T15">return</text:span><text:span text:style-name="T11">;</text:span></text:p><text:p text:style-name="P3"><text:span text:style-name="T11"><text:s text:c="4"/></text:span><text:span text:style-name="T15">if</text:span><text:span text:style-name="T11"> (x1y1.InsertCore(qtme)) </text:span><text:span text:style-name="T15">return</text:span><text:span text:style-name="T11">;</text:span></text:p><text:p text:style-name="P4">}</text:p></draw:text-box></draw:frame><text:soft-page-break/></text:p>
      <text:p text:style-name="P3"/>
      <text:p text:style-name="P15">Na podobnej zasadzie działa funkcjonalność usuwania <text:span text:style-name="T1">MapElementów</text:span> z <text:span text:style-name="T1">QuadTree</text:span>. Publiczna metoda <text:span text:style-name="T1">Remove()</text:span> jest opakowaniem prywatnej funkcji <text:span text:style-name="T1">RemoveCore()</text:span> — woła ją dla każdej współrzędnej okupowanej przez element mapy. <text:span text:style-name="T1">RemoveCore()</text:span> zwraca nie bool, a enum <text:span text:style-name="T1">RemoveCoreResult</text:span>, który może przybrać 4 wartości: <text:span text:style-name="T10">OutOfBounds</text:span>, <text:span text:style-name="T10">Adjusting</text:span>, <text:span text:style-name="T10">Done</text:span>, <text:span text:style-name="T10">WontFind</text:span>. <text:span text:style-name="T10">OutOfBounds</text:span> zwracane jest gdy współrzędne podane do <text:span text:style-name="T1">RemoveCore()</text:span> są poza obszarem <text:span text:style-name="T1">QuadTree</text:span>.</text:p>
      <text:p text:style-name="Text_20_body">Jeśli <text:span text:style-name="T1">QuadTree</text:span> nie ma dzieci ani <text:span text:style-name="T1">MapElementu</text:span>, którego współrzędne byłyby takie, jak podane do <text:span text:style-name="T1">RemoveCore()</text:span>, to w całym dużym <text:span text:style-name="T1">QuadTree</text:span> na pewno nie znajduje się <text:span text:style-name="T1">MapElement</text:span> o podanych współrzędnych — ponieważ jeśli by był, znajdowałby się w tym liściu. Zwracane jest zatem <text:span text:style-name="T10">WontFind</text:span>. Jeśli jednak w liściu znajduje się <text:span text:style-name="T1">MapElement</text:span> o zadanych współrzędnych, jest usuwany, a zwracanym rezultatem jest <text:span text:style-name="T10">Adjusting</text:span>.</text:p>
      <text:p text:style-name="Text_20_body">Jeśli <text:span text:style-name="T1">QuadTree</text:span> nie jest liściem, czyli ma dzieci, to w pętli uruchamiana jest ich metoda <text:span text:style-name="T1">RemoveCore()</text:span> i analizowany jej rezultat. Jeśli jest to <text:span text:style-name="T10">Adjusting</text:span>, pętla jest przerywana. Jeśli <text:span text:style-name="T10">Done</text:span> lub <text:span text:style-name="T10">WontFind</text:span> — funkcja zwraca ów rezultat wyżej. Jeśli dla każdego dziecka rezultatem było <text:span text:style-name="T10">OutOfBounds</text:span>, to rzucany jest wyjątek, analogicznie jak w metodzie <text:span text:style-name="T1">AddCore()</text:span>.</text:p>
      <text:p text:style-name="Text_20_body">Jeśli pętla została przerwana z powodu zwróconego rezultatu <text:span text:style-name="T10">Adjusting</text:span>, uruchamiana jest funkcja <text:span text:style-name="T1">TryUnsubdivide()</text:span>, która zwraca <text:span text:style-name="T10">true</text:span>, jeśli dokonane zostało połączenie <text:span text:style-name="T4">QuadTree</text:span> lub <text:span text:style-name="T10">false</text:span>, jeśli nie. W tym pierwszym wypadku może być konieczność ponownego zawołania <text:span text:style-name="T1">TryUnsubdivide()</text:span> poziom rekurencji wyżej, dlatego znów zwracane jest <text:span text:style-name="T10">Adjusting</text:span>. Jeśli jednak nie dało się złączyć dzieci, to nie uda się i wyżej, więc zwracane jest <text:span text:style-name="T10">Done</text:span>.</text:p>
      <text:p text:style-name="Text_20_body">Metoda <text:span text:style-name="T1">TryUnsubdivide()</text:span> sprawdza, czy wszystkie dzieci <text:span text:style-name="T1">QuadTree</text:span> są liśćmi i dokładnie jedno z nich trzyma <text:span text:style-name="T1">QuadTreeMapElement</text:span> (jeśli żadne nie trzyma, jest rzucany wyjątek, gdyż taka sytuacja nie powinna się zdarzyć). Jeśli jest więcej niepustych dzieci lub przynajmniej jedno z nich nie jest liściem, złączenie nie zachodzi i zwracane jest <text:span text:style-name="T10">false</text:span>. W przeciwnym wypadku z niepustego dziecka wyjmowany jest <text:span text:style-name="T1">QuadTreeMapElement</text:span> i umieszczany w rodzicu. Następnie wszystkie dzieci są usuwane i zwracany zostaje rezultat <text:span text:style-name="T10">true</text:span>.</text:p>
      <text:p text:style-name="P4"><draw:frame draw:style-name="fr5" draw:name="Ramka6" text:anchor-type="paragraph" svg:width="16.688cm" draw:z-index="5"><draw:text-box fo:min-height="25.146cm"><text:p text:style-name="P3"><text:span text:style-name="T15">public</text:span><text:span text:style-name="T11"> </text:span><text:span text:style-name="T15">void</text:span><text:span text:style-name="T11"> Remove(</text:span><text:span text:style-name="T13">MapElement</text:span><text:span text:style-name="T11"> mapElement)</text:span></text:p><text:p text:style-name="P4">{</text:p><text:p text:style-name="P3"><text:span text:style-name="T11"><text:s text:c="4"/></text:span><text:span text:style-name="T13">List</text:span><text:span text:style-name="T11">&lt;</text:span><text:span text:style-name="T13">IVector2</text:span><text:span text:style-name="T11">&gt; coordsList;</text:span></text:p><text:p text:style-name="P3"><text:span text:style-name="T11"><text:s text:c="4"/></text:span><text:span text:style-name="T15">if</text:span><text:span text:style-name="T11"> (!mapElement.IsGhost) coordsList = </text:span><text:span text:style-name="T13">Globals</text:span><text:span text:style-name="T11">.Map[mapElement];</text:span></text:p><text:p text:style-name="P3"><text:span text:style-name="T11"><text:s text:c="4"/></text:span><text:span text:style-name="T15">else</text:span><text:span text:style-name="T11"> coordsList = </text:span><text:span text:style-name="T13">Globals</text:span><text:span text:style-name="T11">.Map.GetGhostPositions(mapElement);</text:span></text:p><text:p text:style-name="P3"><text:span text:style-name="T11"><text:s text:c="4"/></text:span><text:span text:style-name="T15">foreach</text:span><text:span text:style-name="T11"> (</text:span><text:span text:style-name="T15">var</text:span><text:span text:style-name="T11"> c </text:span><text:span text:style-name="T15">in</text:span><text:span text:style-name="T11"> coordsList) RemoveCore(c);</text:span></text:p><text:p text:style-name="P4">}</text:p><text:p text:style-name="P4"/><text:p text:style-name="P3"><text:span text:style-name="T13">RemoveCoreResult</text:span><text:span text:style-name="T11"> RemoveCore(</text:span><text:span text:style-name="T13">IVector2</text:span><text:span text:style-name="T11"> coords)</text:span></text:p><text:p text:style-name="P4">{</text:p><text:p text:style-name="P3"><text:span text:style-name="T11"><text:s text:c="4"/></text:span><text:span text:style-name="T15">if</text:span><text:span text:style-name="T11"> (!bounds.ContainsPoint(coords)) </text:span><text:span text:style-name="T15">return</text:span><text:span text:style-name="T11"> </text:span><text:span text:style-name="T13">RemoveCoreResult</text:span><text:span text:style-name="T11">.OutOfBounds;</text:span></text:p><text:p text:style-name="P4"/><text:p text:style-name="P3"><text:span text:style-name="T11"><text:s text:c="4"/></text:span><text:span text:style-name="T15">if</text:span><text:span text:style-name="T11"> (!HasChildren)</text:span></text:p><text:p text:style-name="P4"><text:s text:c="4"/>{</text:p><text:p text:style-name="P3"><text:span text:style-name="T11"><text:s text:c="8"/></text:span><text:span text:style-name="T15">if</text:span><text:span text:style-name="T11"> (QuadTreeMapElement == </text:span><text:span text:style-name="T15">null</text:span><text:span text:style-name="T11"> || QuadTreeMapElement.Coords != coords)</text:span></text:p><text:p text:style-name="P3"><text:span text:style-name="T11"><text:s text:c="12"/></text:span><text:span text:style-name="T15">return</text:span><text:span text:style-name="T11"> </text:span><text:span text:style-name="T13">RemoveCoreResult</text:span><text:span text:style-name="T11">.WontFind;</text:span></text:p><text:p text:style-name="P4"/><text:p text:style-name="P3"><text:span text:style-name="T11"><text:s text:c="8"/>QuadTreeMapElement = </text:span><text:span text:style-name="T15">null</text:span><text:span text:style-name="T11">;</text:span></text:p><text:p text:style-name="P3"><text:span text:style-name="T11"><text:s text:c="8"/></text:span><text:span text:style-name="T15">return</text:span><text:span text:style-name="T11"> </text:span><text:span text:style-name="T13">RemoveCoreResult</text:span><text:span text:style-name="T11">.Adjusting;</text:span></text:p><text:p text:style-name="P4"><text:s text:c="4"/>}</text:p><text:p text:style-name="P4"/><text:p text:style-name="P3"><text:span text:style-name="T11"><text:s text:c="4"/></text:span><text:span text:style-name="T13">List</text:span><text:span text:style-name="T11">&lt;</text:span><text:span text:style-name="T13">QuadTree</text:span><text:span text:style-name="T11">&gt; children = </text:span><text:span text:style-name="T15">new</text:span><text:span text:style-name="T11"> </text:span><text:span text:style-name="T13">List</text:span><text:span text:style-name="T11">&lt;</text:span><text:span text:style-name="T13">QuadTree</text:span><text:span text:style-name="T11">&gt; { x0y0, x0y1, x1y0, x1y1 };</text:span></text:p><text:p text:style-name="P3"><text:span text:style-name="T11"><text:s text:c="4"/></text:span><text:span text:style-name="T15">for</text:span><text:span text:style-name="T11"> (</text:span><text:span text:style-name="T15">int</text:span><text:span text:style-name="T11"> i = 0; i &lt; 4; i++)</text:span></text:p><text:p text:style-name="P4"><text:s text:c="4"/>{</text:p><text:p text:style-name="P3"><text:span text:style-name="T11"><text:s text:c="8"/></text:span><text:span text:style-name="T15">var</text:span><text:span text:style-name="T11"> result = children[i].RemoveCore(coords);</text:span></text:p><text:p text:style-name="P3"><text:span text:style-name="T11"><text:s text:c="8"/></text:span><text:span text:style-name="T15">if</text:span><text:span text:style-name="T11"> (result == </text:span><text:span text:style-name="T13">RemoveCoreResult</text:span><text:span text:style-name="T11">.Adjusting) </text:span><text:span text:style-name="T15">break</text:span><text:span text:style-name="T11">;</text:span></text:p><text:p text:style-name="P3"><text:span text:style-name="T11"><text:s text:c="8"/></text:span><text:span text:style-name="T15">if</text:span><text:span text:style-name="T11"> (result == </text:span><text:span text:style-name="T13">RemoveCoreResult</text:span><text:span text:style-name="T11">.Done ||</text:span></text:p><text:p text:style-name="P3"><text:span text:style-name="T11"><text:s text:c="12"/>result == </text:span><text:span text:style-name="T13">RemoveCoreResult</text:span><text:span text:style-name="T11">.WontFind)</text:span></text:p><text:p text:style-name="P3"><text:span text:style-name="T11"><text:s text:c="12"/></text:span><text:span text:style-name="T15">return</text:span><text:span text:style-name="T11"> result;</text:span></text:p><text:p text:style-name="P3"><text:span text:style-name="T11"><text:s text:c="8"/></text:span><text:span text:style-name="T15">if</text:span><text:span text:style-name="T11"> (i == 3 &amp;&amp; result == </text:span><text:span text:style-name="T13">RemoveCoreResult</text:span><text:span text:style-name="T11">.OutOfBounds)</text:span></text:p><text:p text:style-name="P3"><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6">"Coords out of bounds for all of 4 children "</text:span><text:span text:style-name="T11"> +</text:span></text:p><text:p text:style-name="P3"><text:span text:style-name="T11"><text:s text:c="16"/></text:span><text:span text:style-name="T16">"(this should never happen)."</text:span><text:span text:style-name="T11">);</text:span></text:p><text:p text:style-name="P4"><text:s text:c="4"/>}</text:p><text:p text:style-name="P4"/><text:p text:style-name="P3"><text:span text:style-name="T11"><text:s text:c="4"/></text:span><text:span text:style-name="T15">if</text:span><text:span text:style-name="T11"> (TryUnsubdivide()) </text:span><text:span text:style-name="T15">return</text:span><text:span text:style-name="T11"> </text:span><text:span text:style-name="T13">RemoveCoreResult</text:span><text:span text:style-name="T11">.Adjusting;</text:span></text:p><text:p text:style-name="P3"><text:span text:style-name="T11"><text:s text:c="4"/></text:span><text:span text:style-name="T15">else</text:span><text:span text:style-name="T11"> </text:span><text:span text:style-name="T15">return</text:span><text:span text:style-name="T11"> </text:span><text:span text:style-name="T13">RemoveCoreResult</text:span><text:span text:style-name="T11">.Done;</text:span></text:p><text:p text:style-name="P4">}</text:p><text:p text:style-name="P4"/><text:p text:style-name="P3"><text:span text:style-name="T15">bool</text:span><text:span text:style-name="T11"> TryUnsubdivide()</text:span></text:p><text:p text:style-name="P4">{</text:p><text:p text:style-name="P3"><text:span text:style-name="T11"><text:s text:c="4"/></text:span><text:span text:style-name="T13">List</text:span><text:span text:style-name="T11">&lt;</text:span><text:span text:style-name="T13">QuadTree</text:span><text:span text:style-name="T11">&gt; children = </text:span><text:span text:style-name="T15">new</text:span><text:span text:style-name="T11"> </text:span><text:span text:style-name="T13">List</text:span><text:span text:style-name="T11">&lt;</text:span><text:span text:style-name="T13">QuadTree</text:span><text:span text:style-name="T11">&gt; { x0y0, x0y1, x1y0, x1y1 };</text:span></text:p><text:p text:style-name="P4"/><text:p text:style-name="P3"><text:span text:style-name="T11"><text:s text:c="4"/></text:span><text:span text:style-name="T15">int</text:span><text:span text:style-name="T11"> emptyCount = 0;</text:span></text:p><text:p text:style-name="P3"><text:span text:style-name="T11"><text:s text:c="4"/></text:span><text:span text:style-name="T15">foreach</text:span><text:span text:style-name="T11"> (</text:span><text:span text:style-name="T15">var</text:span><text:span text:style-name="T11"> child </text:span><text:span text:style-name="T15">in</text:span><text:span text:style-name="T11"> children)</text:span></text:p><text:p text:style-name="P3"><text:span text:style-name="T11"><text:s text:c="8"/></text:span><text:span text:style-name="T15">if</text:span><text:span text:style-name="T11"> (child.IsEmpty) emptyCount++;</text:span></text:p><text:p text:style-name="P3"><text:span text:style-name="T11"><text:s text:c="4"/></text:span><text:span text:style-name="T15">if</text:span><text:span text:style-name="T11"> (emptyCount == 4)</text:span></text:p><text:p text:style-name="P3"><text:span text:style-name="T11"><text:s text:c="8"/></text:span><text:span text:style-name="T15">throw</text:span><text:span text:style-name="T11"> </text:span><text:span text:style-name="T15">new</text:span><text:span text:style-name="T11"> System.</text:span><text:span text:style-name="T13">Exception</text:span><text:span text:style-name="T11">(</text:span></text:p><text:p text:style-name="P3"><text:span text:style-name="T11"><text:s text:c="12"/></text:span><text:span text:style-name="T16">"All of 4 children are empty (this should never happen)."</text:span><text:span text:style-name="T11">);</text:span></text:p><text:p text:style-name="P3"><text:span text:style-name="T11"><text:s text:c="4"/></text:span><text:span text:style-name="T15">if</text:span><text:span text:style-name="T11"> (emptyCount &lt; 3) </text:span><text:span text:style-name="T15">return</text:span><text:span text:style-name="T11"> </text:span><text:span text:style-name="T15">false</text:span><text:span text:style-name="T11">;</text:span></text:p><text:p text:style-name="P4"/><text:p text:style-name="P3"><text:span text:style-name="T11"><text:s text:c="4"/></text:span><text:span text:style-name="T15">var</text:span><text:span text:style-name="T11"> nonEmptyChild = children.Find(c =&gt; !c.IsEmpty);</text:span></text:p><text:p text:style-name="P3"><text:span text:style-name="T11"><text:s text:c="4"/></text:span><text:span text:style-name="T15">if</text:span><text:span text:style-name="T11"> (nonEmptyChild.HasChildren) </text:span><text:span text:style-name="T15">return</text:span><text:span text:style-name="T11"> </text:span><text:span text:style-name="T15">false</text:span><text:span text:style-name="T11">;</text:span></text:p><text:p text:style-name="P4"/><text:p text:style-name="P4"><text:s text:c="4"/>QuadTreeMapElement = nonEmptyChild.QuadTreeMapElement;</text:p><text:p text:style-name="P3"><text:span text:style-name="T11"><text:s text:c="4"/>nonEmptyChild.QuadTreeMapElement = </text:span><text:span text:style-name="T15">null</text:span><text:span text:style-name="T11">;</text:span></text:p><text:p text:style-name="P4"/><text:p text:style-name="P3"><text:span text:style-name="T11"><text:s text:c="4"/>x0y0 = </text:span><text:span text:style-name="T15">null</text:span><text:span text:style-name="T11">;</text:span></text:p><text:p text:style-name="P3"><text:span text:style-name="T11"><text:s text:c="4"/>x0y1 = </text:span><text:span text:style-name="T15">null</text:span><text:span text:style-name="T11">;</text:span></text:p><text:p text:style-name="P3"><text:span text:style-name="T11"><text:s text:c="4"/>x1y0 = </text:span><text:span text:style-name="T15">null</text:span><text:span text:style-name="T11">;</text:span></text:p><text:p text:style-name="P3"><text:span text:style-name="T11"><text:s text:c="4"/>x1y1 = </text:span><text:span text:style-name="T15">null</text:span><text:span text:style-name="T11">;</text:span></text:p><text:p text:style-name="P4"/><text:p text:style-name="P3"><text:span text:style-name="T11"><text:s text:c="4"/></text:span><text:span text:style-name="T15">return</text:span><text:span text:style-name="T11"> </text:span><text:span text:style-name="T15">true</text:span><text:span text:style-name="T11">;</text:span></text:p><text:p text:style-name="P4">}</text:p></draw:text-box></draw:frame><text:soft-page-break/><text:span text:style-name="T11"/></text:p>
      <text:p text:style-name="Text_20_body"><text:soft-page-break/>Ostatnią metodą <text:span text:style-name="T1">QuadTree</text:span> do opisania jest <text:span text:style-name="T1">QueryRange()</text:span>. Funkcja ta znajduje wszystkie <text:span text:style-name="T1">MapElementy</text:span> znajdujące się w <text:span text:style-name="T1">QuadTree</text:span> w zadanym prostokątnym obszarze. Na początku tworzy pustą listę. Jeśli obszar nie przecina się z obszarem <text:span text:style-name="T1">QuadTree</text:span>, zwracana jest ona bez modyfikacji. Jeśli węzeł zawiera <text:span text:style-name="T1">QuadTreeMapElement</text:span>, którego współrzędne znajdują się w zadanym obszarze, <text:span text:style-name="T1">QuadTreeMapElement</text:span> dodawany jest do listy przed jej zwróceniem. Jeśli jednak <text:span text:style-name="T1">QuadTree</text:span> ma dzieci, uruchamiana jest metoda <text:span text:style-name="T1">QueryRange()</text:span> dla każdego dziecka a zawartość listy będącej rezultatem jest dodawana do listy na tym poziomie rekurencji. Na koniec metoda zwraca wypełnioną listę <text:span text:style-name="T1">QuadTreeMapElementów</text:span>.</text:p>
      <text:p text:style-name="P3"><text:span text:style-name="T15">public</text:span><text:span text:style-name="T11"> </text:span><text:span text:style-name="T13">List</text:span><text:span text:style-name="T11">&lt;</text:span><text:span text:style-name="T13">QuadTreeMapElement</text:span><text:span text:style-name="T11">&gt; QueryRange(</text:span><text:span text:style-name="T13">IRectangleBounds</text:span><text:span text:style-name="T11"> range)</text:span></text:p>
      <text:p text:style-name="P4">{</text:p>
      <text:p text:style-name="P3"><text:span text:style-name="T11"><text:s text:c="4"/></text:span><text:span text:style-name="T15">var</text:span><text:span text:style-name="T11"> mapElements = </text:span><text:span text:style-name="T15">new</text:span><text:span text:style-name="T11"> </text:span><text:span text:style-name="T13">List</text:span><text:span text:style-name="T11">&lt;</text:span><text:span text:style-name="T13">QuadTreeMapElement</text:span><text:span text:style-name="T11">&gt;();</text:span></text:p>
      <text:p text:style-name="P4"/>
      <text:p text:style-name="P3"><text:span text:style-name="T11"><text:s text:c="4"/></text:span><text:span text:style-name="T15">if</text:span><text:span text:style-name="T11"> (!bounds.IntersectsOther(range))</text:span></text:p>
      <text:p text:style-name="P3"><text:span text:style-name="T11"><text:s text:c="8"/></text:span><text:span text:style-name="T15">return</text:span><text:span text:style-name="T11"> mapElements;</text:span></text:p>
      <text:p text:style-name="P4"/>
      <text:p text:style-name="P3"><text:span text:style-name="T11"><text:s text:c="4"/></text:span><text:span text:style-name="T15">if</text:span><text:span text:style-name="T11"> (QuadTreeMapElement != </text:span><text:span text:style-name="T15">null</text:span><text:span text:style-name="T11"> &amp;&amp;</text:span></text:p>
      <text:p text:style-name="P4"><text:s text:c="8"/>range.ContainsPoint(QuadTreeMapElement.Coords))</text:p>
      <text:p text:style-name="P4"><text:s text:c="8"/>mapElements.Add(QuadTreeMapElement);</text:p>
      <text:p text:style-name="P4"/>
      <text:p text:style-name="P3"><text:span text:style-name="T11"><text:s text:c="4"/></text:span><text:span text:style-name="T15">if</text:span><text:span text:style-name="T11"> (!HasChildren)</text:span></text:p>
      <text:p text:style-name="P3"><text:span text:style-name="T11"><text:s text:c="8"/></text:span><text:span text:style-name="T15">return</text:span><text:span text:style-name="T11"> mapElements;</text:span></text:p>
      <text:p text:style-name="P4"/>
      <text:p text:style-name="P4"><text:s text:c="4"/>mapElements.AddRange(x0y0.QueryRange(range));</text:p>
      <text:p text:style-name="P4"><text:s text:c="4"/>mapElements.AddRange(x0y1.QueryRange(range));</text:p>
      <text:p text:style-name="P4"><text:s text:c="4"/>mapElements.AddRange(x1y0.QueryRange(range));</text:p>
      <text:p text:style-name="P4"><text:s text:c="4"/>mapElements.AddRange(x1y1.QueryRange(range));</text:p>
      <text:p text:style-name="P4"/>
      <text:p text:style-name="P3"><text:span text:style-name="T11"><text:s text:c="4"/></text:span><text:span text:style-name="T15">return</text:span><text:span text:style-name="T11"> mapElements;</text:span></text:p>
      <text:p text:style-name="P3"><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Palatino Linotype1" svg:font-family="'Palatino Linotype'" style:font-adornments="Normalny"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Palatino Linotype" svg:font-family="'Palatino Linotype'" style:font-adornments="Normal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Kod"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ławomir Tomaszewski</meta:initial-creator>
    <meta:creation-date>2016-09-09T02:38:03.95</meta:creation-date>
    <dc:date>2016-09-09T22:32:33.01</dc:date>
    <dc:creator>Sławomir Tomaszewski</dc:creator>
    <meta:editing-duration>PT18H20S</meta:editing-duration>
    <meta:editing-cycles>8</meta:editing-cycles>
    <meta:generator>OpenOffice/4.1.1$Win32 OpenOffice.org_project/411m6$Build-9775</meta:generator>
    <meta:document-statistic meta:table-count="0" meta:image-count="0" meta:object-count="0" meta:page-count="17" meta:paragraph-count="295" meta:word-count="4210" meta:character-count="32993"/>
  </office:meta>
</office:document-meta>
</file>